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cb454" officeooo:paragraph-rsid="00bcb454"/>
    </style:style>
    <style:style style:name="P2" style:family="paragraph" style:parent-style-name="Standard">
      <style:paragraph-properties fo:text-align="center" style:justify-single-word="false"/>
      <style:text-properties officeooo:rsid="00bcb454" officeooo:paragraph-rsid="00bcb454"/>
    </style:style>
    <style:style style:name="P3" style:family="paragraph" style:parent-style-name="Standard">
      <style:text-properties officeooo:rsid="00bcb454" officeooo:paragraph-rsid="00e42deb"/>
    </style:style>
    <style:style style:name="P4" style:family="paragraph" style:parent-style-name="Standard">
      <style:text-properties officeooo:rsid="00bcb454" officeooo:paragraph-rsid="00f09e93"/>
    </style:style>
    <style:style style:name="P5" style:family="paragraph" style:parent-style-name="Standard">
      <style:text-properties officeooo:rsid="00bdfdee" officeooo:paragraph-rsid="00bdfdee"/>
    </style:style>
    <style:style style:name="P6" style:family="paragraph" style:parent-style-name="Standard">
      <style:text-properties officeooo:rsid="00bdfdee" officeooo:paragraph-rsid="00c06612"/>
    </style:style>
    <style:style style:name="P7" style:family="paragraph" style:parent-style-name="Standard">
      <style:text-properties officeooo:rsid="00bdfdee" officeooo:paragraph-rsid="00e7b64b"/>
    </style:style>
    <style:style style:name="P8" style:family="paragraph" style:parent-style-name="Standard">
      <style:text-properties officeooo:rsid="00bdfdee" officeooo:paragraph-rsid="00fd937e"/>
    </style:style>
    <style:style style:name="P9" style:family="paragraph" style:parent-style-name="Standard">
      <style:text-properties officeooo:rsid="00be7870" officeooo:paragraph-rsid="00be7870"/>
    </style:style>
    <style:style style:name="P10" style:family="paragraph" style:parent-style-name="Standard">
      <style:text-properties officeooo:rsid="00c40e53" officeooo:paragraph-rsid="00c40e53"/>
    </style:style>
    <style:style style:name="P11" style:family="paragraph" style:parent-style-name="Standard">
      <style:text-properties officeooo:rsid="00c40e53" officeooo:paragraph-rsid="00efc4d7"/>
    </style:style>
    <style:style style:name="P12" style:family="paragraph" style:parent-style-name="Standard">
      <style:text-properties officeooo:rsid="00cb8be6" officeooo:paragraph-rsid="00cb8be6"/>
    </style:style>
    <style:style style:name="P13" style:family="paragraph" style:parent-style-name="Standard">
      <style:text-properties officeooo:rsid="00cccc71" officeooo:paragraph-rsid="00cccc71"/>
    </style:style>
    <style:style style:name="P14" style:family="paragraph" style:parent-style-name="Standard">
      <style:text-properties officeooo:rsid="00cf1f4d" officeooo:paragraph-rsid="00cf1f4d"/>
    </style:style>
    <style:style style:name="P15" style:family="paragraph" style:parent-style-name="Standard">
      <style:text-properties officeooo:rsid="00d4e8a8" officeooo:paragraph-rsid="00dbbf44"/>
    </style:style>
    <style:style style:name="P16" style:family="paragraph" style:parent-style-name="Standard">
      <style:text-properties officeooo:rsid="00dbbf44" officeooo:paragraph-rsid="00dbbf44"/>
    </style:style>
    <style:style style:name="P17" style:family="paragraph" style:parent-style-name="Standard">
      <style:text-properties officeooo:rsid="00dd2379" officeooo:paragraph-rsid="00ded643"/>
    </style:style>
    <style:style style:name="P18" style:family="paragraph" style:parent-style-name="Standard">
      <style:text-properties officeooo:rsid="00e02edb" officeooo:paragraph-rsid="00e2e0df"/>
    </style:style>
    <style:style style:name="P19" style:family="paragraph" style:parent-style-name="Standard">
      <style:text-properties officeooo:rsid="00e02edb" officeooo:paragraph-rsid="00e42deb"/>
    </style:style>
    <style:style style:name="P20" style:family="paragraph" style:parent-style-name="Standard">
      <style:text-properties officeooo:rsid="00c5cec4" officeooo:paragraph-rsid="00c5cec4"/>
    </style:style>
    <style:style style:name="P21" style:family="paragraph" style:parent-style-name="Standard">
      <style:text-properties officeooo:rsid="00c5cec4" officeooo:paragraph-rsid="00e2e0df"/>
    </style:style>
    <style:style style:name="P22" style:family="paragraph" style:parent-style-name="Standard">
      <style:paragraph-properties fo:text-align="start" style:justify-single-word="false"/>
      <style:text-properties officeooo:rsid="00e5f286" officeooo:paragraph-rsid="00e5f286"/>
    </style:style>
    <style:style style:name="P23" style:family="paragraph" style:parent-style-name="Standard">
      <style:text-properties fo:font-style="italic" officeooo:rsid="00c5cec4" officeooo:paragraph-rsid="00e2e0df" style:font-style-asian="italic" style:font-style-complex="italic"/>
    </style:style>
    <style:style style:name="P24" style:family="paragraph" style:parent-style-name="Standard">
      <style:text-properties fo:font-style="normal" officeooo:rsid="00c69e7b" officeooo:paragraph-rsid="00bcb454" style:font-style-asian="normal" style:font-style-complex="normal"/>
    </style:style>
    <style:style style:name="P25" style:family="paragraph" style:parent-style-name="Standard">
      <style:text-properties officeooo:rsid="00d011e3" officeooo:paragraph-rsid="00e7b64b"/>
    </style:style>
    <style:style style:name="P26" style:family="paragraph" style:parent-style-name="Standard">
      <style:text-properties officeooo:rsid="00ea605d" officeooo:paragraph-rsid="00ea605d"/>
    </style:style>
    <style:style style:name="P27" style:family="paragraph" style:parent-style-name="Standard">
      <style:text-properties officeooo:rsid="00eb369a" officeooo:paragraph-rsid="00eb369a"/>
    </style:style>
    <style:style style:name="P28" style:family="paragraph" style:parent-style-name="Standard">
      <style:text-properties officeooo:rsid="00efc4d7" officeooo:paragraph-rsid="00efc4d7"/>
    </style:style>
    <style:style style:name="P29" style:family="paragraph" style:parent-style-name="Standard">
      <style:text-properties officeooo:rsid="00f09e93" officeooo:paragraph-rsid="00f09e93"/>
    </style:style>
    <style:style style:name="P30" style:family="paragraph" style:parent-style-name="Standard">
      <style:text-properties officeooo:rsid="00f183ca" officeooo:paragraph-rsid="00f183ca"/>
    </style:style>
    <style:style style:name="P31" style:family="paragraph" style:parent-style-name="Standard">
      <style:text-properties officeooo:rsid="00f305ed" officeooo:paragraph-rsid="00f305ed"/>
    </style:style>
    <style:style style:name="P32" style:family="paragraph" style:parent-style-name="Standard">
      <style:text-properties officeooo:rsid="00f518a1" officeooo:paragraph-rsid="00fbf197"/>
    </style:style>
    <style:style style:name="P33" style:family="paragraph" style:parent-style-name="Standard">
      <style:text-properties officeooo:rsid="00f8d629" officeooo:paragraph-rsid="00f8d629"/>
    </style:style>
    <style:style style:name="P34" style:family="paragraph" style:parent-style-name="Standard">
      <style:text-properties officeooo:rsid="00fb0684" officeooo:paragraph-rsid="00fb0684"/>
    </style:style>
    <style:style style:name="P35" style:family="paragraph" style:parent-style-name="Standard">
      <style:text-properties officeooo:rsid="00fbf197" officeooo:paragraph-rsid="00fbf197"/>
    </style:style>
    <style:style style:name="P36" style:family="paragraph" style:parent-style-name="Standard">
      <style:text-properties fo:font-weight="normal" officeooo:rsid="00c40e53" officeooo:paragraph-rsid="00dbbf44" style:font-weight-asian="normal" style:font-weight-complex="normal"/>
    </style:style>
    <style:style style:name="P37" style:family="paragraph" style:parent-style-name="Standard">
      <style:text-properties officeooo:rsid="00fd937e" officeooo:paragraph-rsid="00fd937e"/>
    </style:style>
    <style:style style:name="P38" style:family="paragraph" style:parent-style-name="Standard">
      <style:text-properties officeooo:rsid="00ff5cd0" officeooo:paragraph-rsid="00ff5cd0"/>
    </style:style>
    <style:style style:name="P39" style:family="paragraph" style:parent-style-name="Standard">
      <style:text-properties officeooo:rsid="01012e50" officeooo:paragraph-rsid="01012e50"/>
    </style:style>
    <style:style style:name="P40" style:family="paragraph" style:parent-style-name="Standard">
      <style:text-properties officeooo:rsid="01057371" officeooo:paragraph-rsid="01159712"/>
    </style:style>
    <style:style style:name="P41" style:family="paragraph" style:parent-style-name="Standard">
      <style:text-properties officeooo:rsid="01057371" officeooo:paragraph-rsid="01168ec0"/>
    </style:style>
    <style:style style:name="P42" style:family="paragraph" style:parent-style-name="Standard">
      <style:text-properties officeooo:rsid="01057371" officeooo:paragraph-rsid="0116bdac"/>
    </style:style>
    <style:style style:name="P43" style:family="paragraph" style:parent-style-name="Standard">
      <style:text-properties officeooo:rsid="01057371" officeooo:paragraph-rsid="0118b11b"/>
    </style:style>
    <style:style style:name="P44" style:family="paragraph" style:parent-style-name="Standard">
      <style:text-properties officeooo:rsid="0105b550" officeooo:paragraph-rsid="0105b550"/>
    </style:style>
    <style:style style:name="P45" style:family="paragraph" style:parent-style-name="Standard">
      <style:text-properties officeooo:rsid="010977a1" officeooo:paragraph-rsid="010977a1"/>
    </style:style>
    <style:style style:name="P46" style:family="paragraph" style:parent-style-name="Standard">
      <style:text-properties officeooo:rsid="010a0daa" officeooo:paragraph-rsid="010a0daa"/>
    </style:style>
    <style:style style:name="P47" style:family="paragraph" style:parent-style-name="Standard">
      <style:text-properties officeooo:rsid="010b5cc0" officeooo:paragraph-rsid="00bcb454"/>
    </style:style>
    <style:style style:name="P48" style:family="paragraph" style:parent-style-name="Standard">
      <style:text-properties officeooo:rsid="01143756" officeooo:paragraph-rsid="01143756"/>
    </style:style>
    <style:style style:name="P49" style:family="paragraph" style:parent-style-name="Standard">
      <style:text-properties officeooo:rsid="0116bdac" officeooo:paragraph-rsid="0116bdac"/>
    </style:style>
    <style:style style:name="P50" style:family="paragraph" style:parent-style-name="Standard">
      <style:text-properties officeooo:rsid="0118b11b" officeooo:paragraph-rsid="0118b11b"/>
    </style:style>
    <style:style style:name="P51" style:family="paragraph" style:parent-style-name="Standard">
      <style:text-properties officeooo:rsid="00bcb454" officeooo:paragraph-rsid="00bcb454"/>
    </style:style>
    <style:style style:name="P52" style:family="paragraph" style:parent-style-name="Standard">
      <style:text-properties officeooo:rsid="00bcb454" officeooo:paragraph-rsid="01336baa"/>
    </style:style>
    <style:style style:name="P53" style:family="paragraph" style:parent-style-name="Standard">
      <style:text-properties officeooo:rsid="00bcb454" officeooo:paragraph-rsid="0134a50d"/>
    </style:style>
    <style:style style:name="P54" style:family="paragraph" style:parent-style-name="Standard">
      <style:text-properties officeooo:rsid="00bcb454" officeooo:paragraph-rsid="0146ed90"/>
    </style:style>
    <style:style style:name="P55" style:family="paragraph" style:parent-style-name="Standard">
      <style:text-properties officeooo:rsid="00bcb454" officeooo:paragraph-rsid="00c40e53"/>
    </style:style>
    <style:style style:name="P56" style:family="paragraph" style:parent-style-name="Standard">
      <style:text-properties officeooo:rsid="00bcb454" officeooo:paragraph-rsid="019549e6"/>
    </style:style>
    <style:style style:name="P57" style:family="paragraph" style:parent-style-name="Standard">
      <style:text-properties officeooo:rsid="01290655" officeooo:paragraph-rsid="01290655"/>
    </style:style>
    <style:style style:name="P58" style:family="paragraph" style:parent-style-name="Standard">
      <style:text-properties officeooo:paragraph-rsid="012cb5ff"/>
    </style:style>
    <style:style style:name="P59" style:family="paragraph" style:parent-style-name="Standard">
      <style:text-properties officeooo:rsid="00d4e8a8" officeooo:paragraph-rsid="012cb5ff"/>
    </style:style>
    <style:style style:name="P60" style:family="paragraph" style:parent-style-name="Standard">
      <style:text-properties officeooo:rsid="00bdfdee" officeooo:paragraph-rsid="00c06612"/>
    </style:style>
    <style:style style:name="P61" style:family="paragraph" style:parent-style-name="Standard">
      <style:text-properties officeooo:rsid="00bdfdee" officeooo:paragraph-rsid="0137b796"/>
    </style:style>
    <style:style style:name="P62" style:family="paragraph" style:parent-style-name="Standard">
      <style:text-properties officeooo:rsid="00be7870" officeooo:paragraph-rsid="00be7870"/>
    </style:style>
    <style:style style:name="P63" style:family="paragraph" style:parent-style-name="Standard">
      <style:text-properties officeooo:rsid="00be7870" officeooo:paragraph-rsid="0137b796"/>
    </style:style>
    <style:style style:name="P64" style:family="paragraph" style:parent-style-name="Standard">
      <style:text-properties officeooo:rsid="00c20b4e" officeooo:paragraph-rsid="00c20b4e"/>
    </style:style>
    <style:style style:name="P65" style:family="paragraph" style:parent-style-name="Standard">
      <style:text-properties officeooo:rsid="01336baa" officeooo:paragraph-rsid="01336baa"/>
    </style:style>
    <style:style style:name="P66" style:family="paragraph" style:parent-style-name="Standard">
      <style:text-properties officeooo:rsid="01336baa" officeooo:paragraph-rsid="0138a1b4"/>
    </style:style>
    <style:style style:name="P67" style:family="paragraph" style:parent-style-name="Standard">
      <style:text-properties officeooo:rsid="01336baa" officeooo:paragraph-rsid="01936964"/>
    </style:style>
    <style:style style:name="P68" style:family="paragraph" style:parent-style-name="Standard">
      <style:text-properties officeooo:paragraph-rsid="01336baa"/>
    </style:style>
    <style:style style:name="P69" style:family="paragraph" style:parent-style-name="Standard">
      <style:text-properties officeooo:paragraph-rsid="0137b796"/>
    </style:style>
    <style:style style:name="P70" style:family="paragraph" style:parent-style-name="Standard">
      <style:text-properties officeooo:paragraph-rsid="00c06612"/>
    </style:style>
    <style:style style:name="P71" style:family="paragraph" style:parent-style-name="Standard">
      <style:text-properties officeooo:rsid="00eb369a" officeooo:paragraph-rsid="013e95fc"/>
    </style:style>
    <style:style style:name="P72" style:family="paragraph" style:parent-style-name="Standard">
      <style:text-properties officeooo:rsid="00eb369a" officeooo:paragraph-rsid="015a20f2"/>
    </style:style>
    <style:style style:name="P73" style:family="paragraph" style:parent-style-name="Standard">
      <style:text-properties officeooo:paragraph-rsid="0140863d"/>
    </style:style>
    <style:style style:name="P74" style:family="paragraph" style:parent-style-name="Standard">
      <style:text-properties officeooo:rsid="01057371" officeooo:paragraph-rsid="00bcb454"/>
    </style:style>
    <style:style style:name="P75" style:family="paragraph" style:parent-style-name="Standard">
      <style:text-properties officeooo:rsid="01057371" officeooo:paragraph-rsid="01168ec0"/>
    </style:style>
    <style:style style:name="P76" style:family="paragraph" style:parent-style-name="Standard">
      <style:text-properties officeooo:rsid="01012e50" officeooo:paragraph-rsid="01445fb8"/>
    </style:style>
    <style:style style:name="P77" style:family="paragraph" style:parent-style-name="Standard">
      <style:text-properties officeooo:rsid="01012e50" officeooo:paragraph-rsid="01678287"/>
    </style:style>
    <style:style style:name="P78" style:family="paragraph" style:parent-style-name="Standard">
      <style:text-properties officeooo:paragraph-rsid="01012e50"/>
    </style:style>
    <style:style style:name="P79" style:family="paragraph" style:parent-style-name="Standard">
      <style:text-properties officeooo:paragraph-rsid="0148768a"/>
    </style:style>
    <style:style style:name="P80" style:family="paragraph" style:parent-style-name="Standard">
      <style:text-properties officeooo:paragraph-rsid="015441e8"/>
    </style:style>
    <style:style style:name="P81" style:family="paragraph" style:parent-style-name="Standard">
      <style:text-properties officeooo:rsid="00c40e53" officeooo:paragraph-rsid="00c40e53"/>
    </style:style>
    <style:style style:name="P82" style:family="paragraph" style:parent-style-name="Standard">
      <style:text-properties officeooo:rsid="00c40e53" officeooo:paragraph-rsid="0156b90e"/>
    </style:style>
    <style:style style:name="P83" style:family="paragraph" style:parent-style-name="Standard">
      <style:text-properties officeooo:rsid="0156b90e" officeooo:paragraph-rsid="0156b90e"/>
    </style:style>
    <style:style style:name="P84" style:family="paragraph" style:parent-style-name="Standard">
      <style:text-properties officeooo:rsid="00cb8be6" officeooo:paragraph-rsid="00cb8be6"/>
    </style:style>
    <style:style style:name="P85" style:family="paragraph" style:parent-style-name="Standard">
      <style:text-properties officeooo:rsid="00cb8be6" officeooo:paragraph-rsid="01584f56"/>
    </style:style>
    <style:style style:name="P86" style:family="paragraph" style:parent-style-name="Standard">
      <style:text-properties fo:language="ro" fo:country="RO" officeooo:rsid="015f5843" officeooo:paragraph-rsid="015f5843"/>
    </style:style>
    <style:style style:name="P87" style:family="paragraph" style:parent-style-name="Standard">
      <style:text-properties officeooo:rsid="00ea605d" officeooo:paragraph-rsid="00ea605d"/>
    </style:style>
    <style:style style:name="P88" style:family="paragraph" style:parent-style-name="Standard">
      <style:text-properties officeooo:rsid="00ea605d" officeooo:paragraph-rsid="015ffb9b"/>
    </style:style>
    <style:style style:name="P89" style:family="paragraph" style:parent-style-name="Standard">
      <style:text-properties officeooo:rsid="015ffb9b" officeooo:paragraph-rsid="015ffb9b"/>
    </style:style>
    <style:style style:name="P90" style:family="paragraph" style:parent-style-name="Standard">
      <style:text-properties officeooo:paragraph-rsid="015ffb9b"/>
    </style:style>
    <style:style style:name="P91" style:family="paragraph" style:parent-style-name="Standard">
      <style:text-properties officeooo:paragraph-rsid="00fd937e"/>
    </style:style>
    <style:style style:name="P92" style:family="paragraph" style:parent-style-name="Standard">
      <style:text-properties officeooo:rsid="00fd937e" officeooo:paragraph-rsid="00fd937e"/>
    </style:style>
    <style:style style:name="P93" style:family="paragraph" style:parent-style-name="Standard">
      <style:text-properties officeooo:rsid="00fd937e" officeooo:paragraph-rsid="016631f5"/>
    </style:style>
    <style:style style:name="P94" style:family="paragraph" style:parent-style-name="Standard">
      <style:text-properties officeooo:paragraph-rsid="01694834"/>
    </style:style>
    <style:style style:name="P95" style:family="paragraph" style:parent-style-name="Standard">
      <style:text-properties officeooo:rsid="00cf1f4d" officeooo:paragraph-rsid="00cf1f4d"/>
    </style:style>
    <style:style style:name="P96" style:family="paragraph" style:parent-style-name="Standard">
      <style:text-properties officeooo:rsid="00cf1f4d" officeooo:paragraph-rsid="016c4ad0"/>
    </style:style>
    <style:style style:name="P97" style:family="paragraph" style:parent-style-name="Standard">
      <style:text-properties officeooo:rsid="00efc4d7" officeooo:paragraph-rsid="00efc4d7"/>
    </style:style>
    <style:style style:name="P98" style:family="paragraph" style:parent-style-name="Standard">
      <style:text-properties officeooo:rsid="0172a020" officeooo:paragraph-rsid="0172a020"/>
    </style:style>
    <style:style style:name="P99" style:family="paragraph" style:parent-style-name="Standard">
      <style:text-properties officeooo:paragraph-rsid="0156b90e"/>
    </style:style>
    <style:style style:name="P100" style:family="paragraph" style:parent-style-name="Standard">
      <style:text-properties officeooo:paragraph-rsid="0176fa1b"/>
    </style:style>
    <style:style style:name="P101" style:family="paragraph" style:parent-style-name="Standard">
      <style:text-properties officeooo:paragraph-rsid="0184a7e6"/>
    </style:style>
    <style:style style:name="P102" style:family="paragraph" style:parent-style-name="Standard">
      <style:text-properties officeooo:rsid="0188974d" officeooo:paragraph-rsid="018d2ca8"/>
    </style:style>
    <style:style style:name="P103" style:family="paragraph" style:parent-style-name="Standard">
      <style:text-properties officeooo:paragraph-rsid="018d2ca8"/>
    </style:style>
    <style:style style:name="P104" style:family="paragraph" style:parent-style-name="Standard">
      <style:text-properties officeooo:rsid="018fbf41" officeooo:paragraph-rsid="018fbf41"/>
    </style:style>
    <style:style style:name="P105" style:family="paragraph" style:parent-style-name="Standard">
      <style:text-properties officeooo:paragraph-rsid="01911c81"/>
    </style:style>
    <style:style style:name="P106" style:family="paragraph" style:parent-style-name="Standard">
      <style:text-properties officeooo:rsid="019549e6" officeooo:paragraph-rsid="019549e6"/>
    </style:style>
    <style:style style:name="P107" style:family="paragraph" style:parent-style-name="Standard">
      <style:text-properties officeooo:rsid="00c2b42a" officeooo:paragraph-rsid="00c2b42a"/>
    </style:style>
    <style:style style:name="P108" style:family="paragraph" style:parent-style-name="Standard">
      <style:text-properties officeooo:paragraph-rsid="00c2b42a"/>
    </style:style>
    <style:style style:name="P109" style:family="paragraph" style:parent-style-name="Standard">
      <style:text-properties officeooo:rsid="0195e0df" officeooo:paragraph-rsid="0195e0df"/>
    </style:style>
    <style:style style:name="P110" style:family="paragraph" style:parent-style-name="Standard">
      <style:text-properties officeooo:paragraph-rsid="019624c0"/>
    </style:style>
    <style:style style:name="T1" style:family="text">
      <style:text-properties fo:font-style="italic" style:font-style-asian="italic" style:font-style-complex="italic"/>
    </style:style>
    <style:style style:name="T2" style:family="text">
      <style:text-properties fo:font-style="italic" officeooo:rsid="00c2b42a" style:font-style-asian="italic" style:font-style-complex="italic"/>
    </style:style>
    <style:style style:name="T3" style:family="text">
      <style:text-properties fo:font-style="italic" officeooo:rsid="00c06612" style:font-style-asian="italic" style:font-style-complex="italic"/>
    </style:style>
    <style:style style:name="T4" style:family="text">
      <style:text-properties fo:font-style="italic" officeooo:rsid="00c20b4e" style:font-style-asian="italic" style:font-style-complex="italic"/>
    </style:style>
    <style:style style:name="T5" style:family="text">
      <style:text-properties fo:font-style="italic" officeooo:rsid="00c52441" style:font-style-asian="italic" style:font-style-complex="italic"/>
    </style:style>
    <style:style style:name="T6" style:family="text">
      <style:text-properties fo:font-style="italic" officeooo:rsid="00c69e7b" style:font-style-asian="italic" style:font-style-complex="italic"/>
    </style:style>
    <style:style style:name="T7" style:family="text">
      <style:text-properties fo:font-style="italic" officeooo:rsid="01336baa" style:font-style-asian="italic" style:font-style-complex="italic"/>
    </style:style>
    <style:style style:name="T8" style:family="text">
      <style:text-properties fo:font-style="italic" officeooo:rsid="0134a50d" style:font-style-asian="italic" style:font-style-complex="italic"/>
    </style:style>
    <style:style style:name="T9" style:family="text">
      <style:text-properties fo:font-style="italic" officeooo:rsid="01367c46" style:font-style-asian="italic" style:font-style-complex="italic"/>
    </style:style>
    <style:style style:name="T10" style:family="text">
      <style:text-properties fo:font-style="italic" officeooo:rsid="00be7870" style:font-style-asian="italic" style:font-style-complex="italic"/>
    </style:style>
    <style:style style:name="T11" style:family="text">
      <style:text-properties fo:font-style="italic" officeooo:rsid="013bdf06" style:font-style-asian="italic" style:font-style-complex="italic"/>
    </style:style>
    <style:style style:name="T12" style:family="text">
      <style:text-properties fo:font-style="italic" officeooo:rsid="0137b796" style:font-style-asian="italic" style:font-style-complex="italic"/>
    </style:style>
    <style:style style:name="T13" style:family="text">
      <style:text-properties fo:font-style="italic" officeooo:rsid="0138a1b4" style:font-style-asian="italic" style:font-style-complex="italic"/>
    </style:style>
    <style:style style:name="T14" style:family="text">
      <style:text-properties fo:font-style="italic" officeooo:rsid="013d1000" style:font-style-asian="italic" style:font-style-complex="italic"/>
    </style:style>
    <style:style style:name="T15" style:family="text">
      <style:text-properties fo:font-style="italic" officeooo:rsid="0140863d" style:font-style-asian="italic" style:font-style-complex="italic"/>
    </style:style>
    <style:style style:name="T16" style:family="text">
      <style:text-properties fo:font-style="italic" officeooo:rsid="012f9f05" style:font-style-asian="italic" style:font-style-complex="italic"/>
    </style:style>
    <style:style style:name="T17" style:family="text">
      <style:text-properties fo:font-style="italic" officeooo:rsid="014bdb9b" style:font-style-asian="italic" style:font-style-complex="italic"/>
    </style:style>
    <style:style style:name="T18" style:family="text">
      <style:text-properties fo:font-style="italic" officeooo:rsid="014d9ea5" style:font-style-asian="italic" style:font-style-complex="italic"/>
    </style:style>
    <style:style style:name="T19" style:family="text">
      <style:text-properties fo:font-style="italic" officeooo:rsid="014feaf4" style:font-style-asian="italic" style:font-style-complex="italic"/>
    </style:style>
    <style:style style:name="T20" style:family="text">
      <style:text-properties fo:font-style="italic" officeooo:rsid="013740c8" style:font-style-asian="italic" style:font-style-complex="italic"/>
    </style:style>
    <style:style style:name="T21" style:family="text">
      <style:text-properties fo:font-style="italic" officeooo:rsid="0151fd23" style:font-style-asian="italic" style:font-style-complex="italic"/>
    </style:style>
    <style:style style:name="T22" style:family="text">
      <style:text-properties fo:font-style="italic" officeooo:rsid="015a451a" style:font-style-asian="italic" style:font-style-complex="italic"/>
    </style:style>
    <style:style style:name="T23" style:family="text">
      <style:text-properties fo:font-style="italic" officeooo:rsid="0169e259" style:font-style-asian="italic" style:font-style-complex="italic"/>
    </style:style>
    <style:style style:name="T24" style:family="text">
      <style:text-properties fo:font-style="italic" officeooo:rsid="0184a7e6" style:font-style-asian="italic" style:font-style-complex="italic"/>
    </style:style>
    <style:style style:name="T25" style:family="text">
      <style:text-properties fo:font-style="italic" officeooo:rsid="0188974d" style:font-style-asian="italic" style:font-style-complex="italic"/>
    </style:style>
    <style:style style:name="T26" style:family="text">
      <style:text-properties fo:font-style="italic" officeooo:rsid="019549e6" style:font-style-asian="italic" style:font-style-complex="italic"/>
    </style:style>
    <style:style style:name="T27" style:family="text">
      <style:text-properties fo:font-style="italic" officeooo:rsid="0195e0df" style:font-style-asian="italic" style:font-style-complex="italic"/>
    </style:style>
    <style:style style:name="T28" style:family="text">
      <style:text-properties fo:font-style="italic" officeooo:rsid="019624c0" style:font-style-asian="italic" style:font-style-complex="italic"/>
    </style:style>
    <style:style style:name="T29" style:family="text">
      <style:text-properties fo:font-style="italic" officeooo:rsid="0198d4b1"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c69e7b" style:font-style-asian="normal" style:font-style-complex="normal"/>
    </style:style>
    <style:style style:name="T32" style:family="text">
      <style:text-properties fo:font-style="normal" officeooo:rsid="00e2e0df" style:font-style-asian="normal" style:font-style-complex="normal"/>
    </style:style>
    <style:style style:name="T33" style:family="text">
      <style:text-properties fo:font-style="normal" officeooo:rsid="00e42deb" style:font-style-asian="normal" style:font-style-complex="normal"/>
    </style:style>
    <style:style style:name="T34" style:family="text">
      <style:text-properties fo:font-style="normal" officeooo:rsid="013bdf06" style:font-style-asian="normal" style:font-style-complex="normal"/>
    </style:style>
    <style:style style:name="T35" style:family="text">
      <style:text-properties fo:font-style="normal" officeooo:rsid="0140863d" style:font-style-asian="normal" style:font-style-complex="normal"/>
    </style:style>
    <style:style style:name="T36" style:family="text">
      <style:text-properties fo:font-style="normal" officeooo:rsid="012f9f05" style:font-style-asian="normal" style:font-style-complex="normal"/>
    </style:style>
    <style:style style:name="T37" style:family="text">
      <style:text-properties fo:font-style="normal" officeooo:rsid="0134a50d" style:font-style-asian="normal" style:font-style-complex="normal"/>
    </style:style>
    <style:style style:name="T38" style:family="text">
      <style:text-properties fo:font-style="normal" officeooo:rsid="015a451a" style:font-style-asian="normal" style:font-style-complex="normal"/>
    </style:style>
    <style:style style:name="T39" style:family="text">
      <style:text-properties fo:font-style="normal" officeooo:rsid="0138a1b4" style:font-style-asian="normal" style:font-style-complex="normal"/>
    </style:style>
    <style:style style:name="T40" style:family="text">
      <style:text-properties fo:font-style="normal" officeooo:rsid="0184a7e6" style:font-style-asian="normal" style:font-style-complex="normal"/>
    </style:style>
    <style:style style:name="T41" style:family="text">
      <style:text-properties fo:font-style="normal" officeooo:rsid="019549e6" style:font-style-asian="normal" style:font-style-complex="normal"/>
    </style:style>
    <style:style style:name="T42" style:family="text">
      <style:text-properties fo:font-style="normal" officeooo:rsid="0195e0df" style:font-style-asian="normal" style:font-style-complex="normal"/>
    </style:style>
    <style:style style:name="T43" style:family="text">
      <style:text-properties fo:font-style="normal" officeooo:rsid="019624c0" style:font-style-asian="normal" style:font-style-complex="normal"/>
    </style:style>
    <style:style style:name="T44" style:family="text">
      <style:text-properties fo:font-style="normal" officeooo:rsid="01969ce0" style:font-style-asian="normal" style:font-style-complex="normal"/>
    </style:style>
    <style:style style:name="T45" style:family="text">
      <style:text-properties fo:font-style="normal" officeooo:rsid="01986589" style:font-style-asian="normal" style:font-style-complex="normal"/>
    </style:style>
    <style:style style:name="T46" style:family="text">
      <style:text-properties fo:font-style="normal" officeooo:rsid="0198d4b1" style:font-style-asian="normal" style:font-style-complex="normal"/>
    </style:style>
    <style:style style:name="T47" style:family="text">
      <style:text-properties officeooo:rsid="00bdfdee"/>
    </style:style>
    <style:style style:name="T48" style:family="text">
      <style:text-properties officeooo:rsid="00be7870"/>
    </style:style>
    <style:style style:name="T49" style:family="text">
      <style:text-properties officeooo:rsid="00c06612"/>
    </style:style>
    <style:style style:name="T50" style:family="text">
      <style:text-properties officeooo:rsid="00c20b4e"/>
    </style:style>
    <style:style style:name="T51" style:family="text">
      <style:text-properties officeooo:rsid="00c2b42a"/>
    </style:style>
    <style:style style:name="T52" style:family="text">
      <style:text-properties officeooo:rsid="00c3c204"/>
    </style:style>
    <style:style style:name="T53" style:family="text">
      <style:text-properties officeooo:rsid="00c40e53"/>
    </style:style>
    <style:style style:name="T54" style:family="text">
      <style:text-properties officeooo:rsid="00c52441"/>
    </style:style>
    <style:style style:name="T55" style:family="text">
      <style:text-properties officeooo:rsid="00c69e7b"/>
    </style:style>
    <style:style style:name="T56" style:family="text">
      <style:text-properties officeooo:rsid="00cb8be6"/>
    </style:style>
    <style:style style:name="T57" style:family="text">
      <style:text-properties officeooo:rsid="00cc3cc4"/>
    </style:style>
    <style:style style:name="T58" style:family="text">
      <style:text-properties officeooo:rsid="00cccc71"/>
    </style:style>
    <style:style style:name="T59" style:family="text">
      <style:text-properties officeooo:rsid="00cd4d3f"/>
    </style:style>
    <style:style style:name="T60" style:family="text">
      <style:text-properties officeooo:rsid="00cf1f4d"/>
    </style:style>
    <style:style style:name="T61" style:family="text">
      <style:text-properties officeooo:rsid="00cf6bbf"/>
    </style:style>
    <style:style style:name="T62" style:family="text">
      <style:text-properties officeooo:rsid="00d65939"/>
    </style:style>
    <style:style style:name="T63" style:family="text">
      <style:text-properties officeooo:rsid="00ded643"/>
    </style:style>
    <style:style style:name="T64" style:family="text">
      <style:text-properties officeooo:rsid="00e02edb"/>
    </style:style>
    <style:style style:name="T65" style:family="text">
      <style:text-properties officeooo:rsid="00e05470"/>
    </style:style>
    <style:style style:name="T66" style:family="text">
      <style:text-properties officeooo:rsid="00e08f7a"/>
    </style:style>
    <style:style style:name="T67" style:family="text">
      <style:text-properties officeooo:rsid="00e2e0df"/>
    </style:style>
    <style:style style:name="T68" style:family="text">
      <style:text-properties officeooo:rsid="00e7b64b"/>
    </style:style>
    <style:style style:name="T69" style:family="text">
      <style:text-properties officeooo:rsid="00e853af"/>
    </style:style>
    <style:style style:name="T70" style:family="text">
      <style:text-properties officeooo:rsid="00e8d74e"/>
    </style:style>
    <style:style style:name="T71" style:family="text">
      <style:text-properties officeooo:rsid="00eae3e0"/>
    </style:style>
    <style:style style:name="T72" style:family="text">
      <style:text-properties officeooo:rsid="00ee89c4"/>
    </style:style>
    <style:style style:name="T73" style:family="text">
      <style:text-properties officeooo:rsid="00f09e93"/>
    </style:style>
    <style:style style:name="T74" style:family="text">
      <style:text-properties officeooo:rsid="00f183ca"/>
    </style:style>
    <style:style style:name="T75" style:family="text">
      <style:text-properties officeooo:rsid="00f305ed"/>
    </style:style>
    <style:style style:name="T76" style:family="text">
      <style:text-properties officeooo:rsid="00f60b34"/>
    </style:style>
    <style:style style:name="T77" style:family="text">
      <style:text-properties officeooo:rsid="00fbf197"/>
    </style:style>
    <style:style style:name="T78" style:family="text">
      <style:text-properties officeooo:rsid="00fcf975"/>
    </style:style>
    <style:style style:name="T79" style:family="text">
      <style:text-properties fo:font-weight="bold" style:font-weight-asian="bold" style:font-weight-complex="bold"/>
    </style:style>
    <style:style style:name="T80" style:family="text">
      <style:text-properties fo:font-weight="bold" officeooo:rsid="0134a50d" style:font-weight-asian="bold" style:font-weight-complex="bold"/>
    </style:style>
    <style:style style:name="T81" style:family="text">
      <style:text-properties fo:font-weight="bold" officeooo:rsid="0154741c" style:font-weight-asian="bold" style:font-weight-complex="bold"/>
    </style:style>
    <style:style style:name="T82" style:family="text">
      <style:text-properties fo:font-weight="bold" officeooo:rsid="0184a7e6" style:font-weight-asian="bold" style:font-weight-complex="bold"/>
    </style:style>
    <style:style style:name="T83" style:family="text">
      <style:text-properties officeooo:rsid="00fd937e"/>
    </style:style>
    <style:style style:name="T84" style:family="text">
      <style:text-properties fo:font-weight="normal" style:font-weight-asian="normal" style:font-weight-complex="normal"/>
    </style:style>
    <style:style style:name="T85" style:family="text">
      <style:text-properties fo:font-weight="normal" officeooo:rsid="00fd937e" style:font-weight-asian="normal" style:font-weight-complex="normal"/>
    </style:style>
    <style:style style:name="T86" style:family="text">
      <style:text-properties fo:font-weight="normal" officeooo:rsid="0154741c" style:font-weight-asian="normal" style:font-weight-complex="normal"/>
    </style:style>
    <style:style style:name="T87" style:family="text">
      <style:text-properties fo:font-weight="normal" officeooo:rsid="015ffb9b" style:font-weight-asian="normal" style:font-weight-complex="normal"/>
    </style:style>
    <style:style style:name="T88" style:family="text">
      <style:text-properties fo:font-weight="normal" officeooo:rsid="016b88a3" style:font-weight-asian="normal" style:font-weight-complex="normal"/>
    </style:style>
    <style:style style:name="T89" style:family="text">
      <style:text-properties officeooo:rsid="0102b729"/>
    </style:style>
    <style:style style:name="T90" style:family="text">
      <style:text-properties officeooo:rsid="0105989f"/>
    </style:style>
    <style:style style:name="T91" style:family="text">
      <style:text-properties officeooo:rsid="0105a12e"/>
    </style:style>
    <style:style style:name="T92" style:family="text">
      <style:text-properties officeooo:rsid="0105b550"/>
    </style:style>
    <style:style style:name="T93" style:family="text">
      <style:text-properties officeooo:rsid="0105d0fd"/>
    </style:style>
    <style:style style:name="T94" style:family="text">
      <style:text-properties officeooo:rsid="01065541"/>
    </style:style>
    <style:style style:name="T95" style:family="text">
      <style:text-properties officeooo:rsid="010977a1"/>
    </style:style>
    <style:style style:name="T96" style:family="text">
      <style:text-properties officeooo:rsid="010a0c3e"/>
    </style:style>
    <style:style style:name="T97" style:family="text">
      <style:text-properties officeooo:rsid="010ac585"/>
    </style:style>
    <style:style style:name="T98" style:family="text">
      <style:text-properties officeooo:rsid="010cb618"/>
    </style:style>
    <style:style style:name="T99" style:family="text">
      <style:text-properties officeooo:rsid="010d7056"/>
    </style:style>
    <style:style style:name="T100" style:family="text">
      <style:text-properties officeooo:rsid="010fdae9"/>
    </style:style>
    <style:style style:name="T101" style:family="text">
      <style:text-properties officeooo:rsid="01143756"/>
    </style:style>
    <style:style style:name="T102" style:family="text">
      <style:text-properties officeooo:rsid="01168ec0"/>
    </style:style>
    <style:style style:name="T103" style:family="text">
      <style:text-properties officeooo:rsid="011b05bb"/>
    </style:style>
    <style:style style:name="T104" style:family="text">
      <style:text-properties officeooo:rsid="011c7c6c"/>
    </style:style>
    <style:style style:name="T105" style:family="text">
      <style:text-properties officeooo:rsid="011cec4e"/>
    </style:style>
    <style:style style:name="T106" style:family="text">
      <style:text-properties officeooo:rsid="011ec016"/>
    </style:style>
    <style:style style:name="T107" style:family="text">
      <style:text-properties officeooo:rsid="0127022f"/>
    </style:style>
    <style:style style:name="T108" style:family="text">
      <style:text-properties officeooo:rsid="012a8caa"/>
    </style:style>
    <style:style style:name="T109" style:family="text">
      <style:text-properties officeooo:rsid="012bfe1a"/>
    </style:style>
    <style:style style:name="T110" style:family="text">
      <style:text-properties officeooo:rsid="012cb5ff"/>
    </style:style>
    <style:style style:name="T111" style:family="text">
      <style:text-properties officeooo:rsid="012ee92d"/>
    </style:style>
    <style:style style:name="T112" style:family="text">
      <style:text-properties officeooo:rsid="012f9f05"/>
    </style:style>
    <style:style style:name="T113" style:family="text">
      <style:text-properties officeooo:rsid="0130b0b0"/>
    </style:style>
    <style:style style:name="T114" style:family="text">
      <style:text-properties officeooo:rsid="01314a3a"/>
    </style:style>
    <style:style style:name="T115" style:family="text">
      <style:text-properties officeooo:rsid="01336baa"/>
    </style:style>
    <style:style style:name="T116" style:family="text">
      <style:text-properties officeooo:rsid="0134a50d"/>
    </style:style>
    <style:style style:name="T117" style:family="text">
      <style:text-properties officeooo:rsid="00bcb454"/>
    </style:style>
    <style:style style:name="T118" style:family="text">
      <style:text-properties officeooo:rsid="01367c46"/>
    </style:style>
    <style:style style:name="T119" style:family="text">
      <style:text-properties officeooo:rsid="0137158a"/>
    </style:style>
    <style:style style:name="T120" style:family="text">
      <style:text-properties officeooo:rsid="013740c8"/>
    </style:style>
    <style:style style:name="T121" style:family="text">
      <style:text-properties officeooo:rsid="01379036"/>
    </style:style>
    <style:style style:name="T122" style:family="text">
      <style:text-properties officeooo:rsid="0137b796"/>
    </style:style>
    <style:style style:name="T123" style:family="text">
      <style:text-properties officeooo:rsid="0138a1b4"/>
    </style:style>
    <style:style style:name="T124" style:family="text">
      <style:text-properties officeooo:rsid="013a54e3"/>
    </style:style>
    <style:style style:name="T125" style:family="text">
      <style:text-properties officeooo:rsid="013bdf06"/>
    </style:style>
    <style:style style:name="T126" style:family="text">
      <style:text-properties officeooo:rsid="013d1000"/>
    </style:style>
    <style:style style:name="T127" style:family="text">
      <style:text-properties officeooo:rsid="0140863d"/>
    </style:style>
    <style:style style:name="T128" style:family="text">
      <style:text-properties officeooo:rsid="01445fb8"/>
    </style:style>
    <style:style style:name="T129" style:family="text">
      <style:text-properties officeooo:rsid="01012e50"/>
    </style:style>
    <style:style style:name="T130" style:family="text">
      <style:text-properties officeooo:rsid="0146ed90"/>
    </style:style>
    <style:style style:name="T131" style:family="text">
      <style:text-properties officeooo:rsid="0148768a"/>
    </style:style>
    <style:style style:name="T132" style:family="text">
      <style:text-properties officeooo:rsid="01488b8a"/>
    </style:style>
    <style:style style:name="T133" style:family="text">
      <style:text-properties officeooo:rsid="0149819e"/>
    </style:style>
    <style:style style:name="T134" style:family="text">
      <style:text-properties officeooo:rsid="014bdb9b"/>
    </style:style>
    <style:style style:name="T135" style:family="text">
      <style:text-properties officeooo:rsid="014d9ea5"/>
    </style:style>
    <style:style style:name="T136" style:family="text">
      <style:text-properties officeooo:rsid="014e9293"/>
    </style:style>
    <style:style style:name="T137" style:family="text">
      <style:text-properties officeooo:rsid="0151d0f5"/>
    </style:style>
    <style:style style:name="T138" style:family="text">
      <style:text-properties officeooo:rsid="0151fd23"/>
    </style:style>
    <style:style style:name="T139" style:family="text">
      <style:text-properties officeooo:rsid="015441e8"/>
    </style:style>
    <style:style style:name="T140" style:family="text">
      <style:text-properties officeooo:rsid="0154741c"/>
    </style:style>
    <style:style style:name="T141" style:family="text">
      <style:text-properties officeooo:rsid="015669e9"/>
    </style:style>
    <style:style style:name="T142" style:family="text">
      <style:text-properties officeooo:rsid="0156b90e"/>
    </style:style>
    <style:style style:name="T143" style:family="text">
      <style:text-properties officeooo:rsid="01584f56"/>
    </style:style>
    <style:style style:name="T144" style:family="text">
      <style:text-properties officeooo:rsid="015a20f2"/>
    </style:style>
    <style:style style:name="T145" style:family="text">
      <style:text-properties officeooo:rsid="015a3de1"/>
    </style:style>
    <style:style style:name="T146" style:family="text">
      <style:text-properties fo:language="ro" fo:country="RO"/>
    </style:style>
    <style:style style:name="T147" style:family="text">
      <style:text-properties fo:language="ro" fo:country="RO" fo:font-style="normal" officeooo:rsid="013bdf06" style:font-style-asian="normal" style:font-style-complex="normal"/>
    </style:style>
    <style:style style:name="T148" style:family="text">
      <style:text-properties fo:language="ro" fo:country="RO" fo:font-style="normal" officeooo:rsid="015a451a" style:font-style-asian="normal" style:font-style-complex="normal"/>
    </style:style>
    <style:style style:name="T149" style:family="text">
      <style:text-properties fo:language="ro" fo:country="RO" fo:font-style="normal" officeooo:rsid="01936964" style:font-style-asian="normal" style:font-style-complex="normal"/>
    </style:style>
    <style:style style:name="T150" style:family="text">
      <style:text-properties fo:language="ro" fo:country="RO" fo:font-style="normal" officeooo:rsid="019549e6" style:font-style-asian="normal" style:font-style-complex="normal"/>
    </style:style>
    <style:style style:name="T151" style:family="text">
      <style:text-properties fo:language="ro" fo:country="RO" officeooo:rsid="013bdf06"/>
    </style:style>
    <style:style style:name="T152" style:family="text">
      <style:text-properties fo:language="ro" fo:country="RO" fo:font-style="italic" officeooo:rsid="015a451a" style:font-style-asian="italic" style:font-style-complex="italic"/>
    </style:style>
    <style:style style:name="T153" style:family="text">
      <style:text-properties fo:language="ro" fo:country="RO" fo:font-style="italic" officeooo:rsid="015b31a8" style:font-style-asian="italic" style:font-style-complex="italic"/>
    </style:style>
    <style:style style:name="T154" style:family="text">
      <style:text-properties fo:language="ro" fo:country="RO" fo:font-style="italic" officeooo:rsid="019549e6" style:font-style-asian="italic" style:font-style-complex="italic"/>
    </style:style>
    <style:style style:name="T155" style:family="text">
      <style:text-properties fo:language="ro" fo:country="RO" officeooo:rsid="015b31a8"/>
    </style:style>
    <style:style style:name="T156" style:family="text">
      <style:text-properties fo:language="ro" fo:country="RO" officeooo:rsid="015c0f95"/>
    </style:style>
    <style:style style:name="T157" style:family="text">
      <style:text-properties fo:language="ro" fo:country="RO" officeooo:rsid="01678287"/>
    </style:style>
    <style:style style:name="T158" style:family="text">
      <style:text-properties fo:language="ro" fo:country="RO" officeooo:rsid="01715ba7"/>
    </style:style>
    <style:style style:name="T159" style:family="text">
      <style:text-properties fo:language="ro" fo:country="RO" officeooo:rsid="0176fa1b"/>
    </style:style>
    <style:style style:name="T160" style:family="text">
      <style:text-properties fo:language="ro" fo:country="RO" officeooo:rsid="01781f13"/>
    </style:style>
    <style:style style:name="T161" style:family="text">
      <style:text-properties fo:language="ro" fo:country="RO" officeooo:rsid="01936964"/>
    </style:style>
    <style:style style:name="T162" style:family="text">
      <style:text-properties fo:language="ro" fo:country="RO" officeooo:rsid="019549e6"/>
    </style:style>
    <style:style style:name="T163" style:family="text">
      <style:text-properties fo:language="ro" fo:country="RO" fo:font-weight="normal" officeooo:rsid="019549e6" style:font-weight-asian="normal" style:font-weight-complex="normal"/>
    </style:style>
    <style:style style:name="T164" style:family="text">
      <style:text-properties fo:language="en" fo:country="US"/>
    </style:style>
    <style:style style:name="T165" style:family="text">
      <style:text-properties fo:language="en" fo:country="US" officeooo:rsid="01616aa4"/>
    </style:style>
    <style:style style:name="T166" style:family="text">
      <style:text-properties fo:language="en" fo:country="US" officeooo:rsid="01678287"/>
    </style:style>
    <style:style style:name="T167" style:family="text">
      <style:text-properties fo:language="en" fo:country="US" officeooo:rsid="01781f13"/>
    </style:style>
    <style:style style:name="T168" style:family="text">
      <style:text-properties fo:language="en" fo:country="US" officeooo:rsid="01379036"/>
    </style:style>
    <style:style style:name="T169" style:family="text">
      <style:text-properties fo:language="en" fo:country="US" officeooo:rsid="0184a7e6"/>
    </style:style>
    <style:style style:name="T170" style:family="text">
      <style:text-properties fo:language="en" fo:country="US" fo:font-weight="normal" officeooo:rsid="019549e6" style:font-weight-asian="normal" style:font-weight-complex="normal"/>
    </style:style>
    <style:style style:name="T171" style:family="text">
      <style:text-properties fo:language="en" fo:country="US" officeooo:rsid="019db6a5"/>
    </style:style>
    <style:style style:name="T172" style:family="text">
      <style:text-properties officeooo:rsid="01616aa4"/>
    </style:style>
    <style:style style:name="T173" style:family="text">
      <style:text-properties officeooo:rsid="0162e4cf"/>
    </style:style>
    <style:style style:name="T174" style:family="text">
      <style:text-properties officeooo:rsid="0164c490"/>
    </style:style>
    <style:style style:name="T175" style:family="text">
      <style:text-properties officeooo:rsid="01678287"/>
    </style:style>
    <style:style style:name="T176" style:family="text">
      <style:text-properties officeooo:rsid="01680aa9"/>
    </style:style>
    <style:style style:name="T177" style:family="text">
      <style:text-properties officeooo:rsid="01694834"/>
    </style:style>
    <style:style style:name="T178" style:family="text">
      <style:text-properties officeooo:rsid="0169e259"/>
    </style:style>
    <style:style style:name="T179" style:family="text">
      <style:text-properties officeooo:rsid="016b88a3"/>
    </style:style>
    <style:style style:name="T180" style:family="text">
      <style:text-properties officeooo:rsid="010b5cc0"/>
    </style:style>
    <style:style style:name="T181" style:family="text">
      <style:text-properties officeooo:rsid="016c4ad0"/>
    </style:style>
    <style:style style:name="T182" style:family="text">
      <style:text-properties officeooo:rsid="016f5d31"/>
    </style:style>
    <style:style style:name="T183" style:family="text">
      <style:text-properties officeooo:rsid="0172a020"/>
    </style:style>
    <style:style style:name="T184" style:family="text">
      <style:text-properties officeooo:rsid="01730392"/>
    </style:style>
    <style:style style:name="T185" style:family="text">
      <style:text-properties officeooo:rsid="0176bb1e"/>
    </style:style>
    <style:style style:name="T186" style:family="text">
      <style:text-properties officeooo:rsid="0176d226"/>
    </style:style>
    <style:style style:name="T187" style:family="text">
      <style:text-properties officeooo:rsid="0176fa1b"/>
    </style:style>
    <style:style style:name="T188" style:family="text">
      <style:text-properties officeooo:rsid="0179f9cc"/>
    </style:style>
    <style:style style:name="T189" style:family="text">
      <style:text-properties officeooo:rsid="017b7557"/>
    </style:style>
    <style:style style:name="T190" style:family="text">
      <style:text-properties officeooo:rsid="017c39bb"/>
    </style:style>
    <style:style style:name="T191" style:family="text">
      <style:text-properties officeooo:rsid="017d5825"/>
    </style:style>
    <style:style style:name="T192" style:family="text">
      <style:text-properties officeooo:rsid="017d6ed2"/>
    </style:style>
    <style:style style:name="T193" style:family="text">
      <style:text-properties officeooo:rsid="017df35a"/>
    </style:style>
    <style:style style:name="T194" style:family="text">
      <style:text-properties officeooo:rsid="017fb335"/>
    </style:style>
    <style:style style:name="T195" style:family="text">
      <style:text-properties officeooo:rsid="018068d8"/>
    </style:style>
    <style:style style:name="T196" style:family="text">
      <style:text-properties officeooo:rsid="0182de7e"/>
    </style:style>
    <style:style style:name="T197" style:family="text">
      <style:text-properties officeooo:rsid="0184a7e6"/>
    </style:style>
    <style:style style:name="T198" style:family="text">
      <style:text-properties officeooo:rsid="01861fce"/>
    </style:style>
    <style:style style:name="T199" style:family="text">
      <style:text-properties officeooo:rsid="01876976"/>
    </style:style>
    <style:style style:name="T200" style:family="text">
      <style:text-properties officeooo:rsid="0188974d"/>
    </style:style>
    <style:style style:name="T201" style:family="text">
      <style:text-properties officeooo:rsid="0188b37e"/>
    </style:style>
    <style:style style:name="T202" style:family="text">
      <style:text-properties officeooo:rsid="0189b53a"/>
    </style:style>
    <style:style style:name="T203" style:family="text">
      <style:text-properties officeooo:rsid="018b8ab5"/>
    </style:style>
    <style:style style:name="T204" style:family="text">
      <style:text-properties officeooo:rsid="018d2ca8"/>
    </style:style>
    <style:style style:name="T205" style:family="text">
      <style:text-properties officeooo:rsid="018ebf69"/>
    </style:style>
    <style:style style:name="T206" style:family="text">
      <style:text-properties officeooo:rsid="018f9c39"/>
    </style:style>
    <style:style style:name="T207" style:family="text">
      <style:text-properties officeooo:rsid="01911c81"/>
    </style:style>
    <style:style style:name="T208" style:family="text">
      <style:text-properties officeooo:rsid="0192091a"/>
    </style:style>
    <style:style style:name="T209" style:family="text">
      <style:text-properties officeooo:rsid="019549e6"/>
    </style:style>
    <style:style style:name="T210" style:family="text">
      <style:text-properties officeooo:rsid="0195e0df"/>
    </style:style>
    <style:style style:name="T211" style:family="text">
      <style:text-properties officeooo:rsid="0195f17d"/>
    </style:style>
    <style:style style:name="T212" style:family="text">
      <style:text-properties officeooo:rsid="019624c0"/>
    </style:style>
    <style:style style:name="T213" style:family="text">
      <style:text-properties officeooo:rsid="01986589"/>
    </style:style>
    <style:style style:name="T214" style:family="text">
      <style:text-properties officeooo:rsid="0198d4b1"/>
    </style:style>
    <style:style style:name="T215" style:family="text">
      <style:text-properties officeooo:rsid="019abc3e"/>
    </style:style>
    <style:style style:name="T216" style:family="text">
      <style:text-properties officeooo:rsid="019c9996"/>
    </style:style>
    <style:style style:name="T217" style:family="text">
      <style:text-properties officeooo:rsid="019f09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ags:</text:p>
      <text:p text:style-name="P22">[TODO]</text:p>
      <text:p text:style-name="P2"/>
      <text:p text:style-name="P2">Scripting</text:p>
      <text:p text:style-name="P1"/>
      <text:p text:style-name="P101"><text:span text:style-name="T117">The game’s quests, dialogs, locations and settings are described using XML. </text:span><text:span text:style-name="T54">Most XML tags have an </text:span><text:span text:style-name="T5">id</text:span><text:span text:style-name="T54"> attribute, whose value is a string of lowercase, underline-separated words </text:span><text:span text:style-name="T119">(made up of alphanumeric characters)</text:span><text:span text:style-name="T54">. </text:span><text:span text:style-name="T116"><text:line-break/></text:span></text:p>
      <text:p text:style-name="P101"><text:span text:style-name="T116">The </text:span><text:span text:style-name="T80">id nomenclature rule</text:span><text:span text:style-name="T82">s</text:span><text:span text:style-name="T160"> determine what</text:span><text:span text:style-name="T167"> the</text:span><text:span text:style-name="T171"> full</text:span><text:span text:style-name="T167"> id for a </text:span><text:span text:style-name="T160">given</text:span><text:span text:style-name="T167"> element </text:span><text:span text:style-name="T160">will </text:span><text:span text:style-name="T167">be</text:span><text:span text:style-name="T169">. </text:span><text:span text:style-name="T168">The</text:span><text:span text:style-name="T121"> reason we have id nomenclature rules is to prevent naming conflicts for ids used in different mods, for different characters, for different locations </text:span><text:span text:style-name="T140">and for different campaigns</text:span><text:span text:style-name="T121"> (e.g. there is usually a message with the id of "intro" for each character and location</text:span><text:span text:style-name="T217">, even though each of these introductory messages is different</text:span><text:span text:style-name="T121">).</text:span><text:span text:style-name="T197"> The rules are as follows:</text:span></text:p>
      <text:p text:style-name="P101"><text:span text:style-name="T116"><text:line-break/>The id enclosed in the</text:span><text:span text:style-name="T160"> element</text:span><text:span text:style-name="T167">'s</text:span><text:span text:style-name="T116"> </text:span><text:span text:style-name="T8">id</text:span><text:span text:style-name="T116"> attribute is considered the base id. Some tags enclosed within a character tag and/or location tag can have a</text:span><text:span text:style-name="T118">n optional</text:span><text:span text:style-name="T197"> </text:span><text:span text:style-name="T116"><text:s/></text:span><text:span text:style-name="T8">char</text:span><text:span text:style-name="T37">, </text:span><text:span text:style-name="T17">loc</text:span><text:span text:style-name="T24">, </text:span><text:span text:style-name="T17">camp</text:span><text:span text:style-name="T116"> and/or </text:span><text:span text:style-name="T24">mod</text:span><text:span text:style-name="T116"> attribute.</text:span><text:span text:style-name="T188"> I</text:span><text:span text:style-name="T116">f the </text:span><text:span text:style-name="T9">char</text:span><text:span text:style-name="T118"> / </text:span><text:span text:style-name="T9">loc</text:span><text:span text:style-name="T118"> / </text:span><text:span text:style-name="T17">camp</text:span><text:span text:style-name="T40"> </text:span><text:span text:style-name="T24">/</text:span><text:span text:style-name="T134"> </text:span><text:span text:style-name="T24">mod</text:span><text:span text:style-name="T197"> </text:span><text:span text:style-name="T118">attribute </text:span><text:span text:style-name="T196">is missing</text:span><text:span text:style-name="T118"> for a</text:span><text:span text:style-name="T188">n element</text:span><text:span text:style-name="T118"> that </text:span><text:span text:style-name="T189">could</text:span><text:span text:style-name="T190"> optionally</text:span><text:span text:style-name="T189"> contain it</text:span><text:span text:style-name="T118">, or if the</text:span><text:span text:style-name="T116"> contents of the</text:span><text:span text:style-name="T197"> </text:span><text:span text:style-name="T8">char</text:span><text:span text:style-name="T116"> / </text:span><text:span text:style-name="T8">loc</text:span><text:span text:style-name="T116"> / </text:span><text:span text:style-name="T18">camp</text:span><text:span text:style-name="T40"> /</text:span><text:span text:style-name="T24"> mod</text:span><text:span text:style-name="T135"> </text:span><text:span text:style-name="T116">attribute is "" (the empty string) or</text:span><text:span text:style-name="T191"> is</text:span><text:span text:style-name="T116"> the </text:span><text:span text:style-name="T121">id of the enclosing</text:span><text:span text:style-name="T116"> character / location / </text:span><text:span text:style-name="T134">campaign</text:span><text:span text:style-name="T197"> / mod</text:span><text:span text:style-name="T116"> </text:span><text:span text:style-name="T121">tag</text:span><text:span text:style-name="T116">, then </text:span><text:span text:style-name="T136">the text</text:span><text:span text:style-name="T197"> </text:span><text:span text:style-name="T136">"char_" / "loc_" / "camp_"</text:span><text:span text:style-name="T197"> /</text:span><text:span text:style-name="T136"> </text:span><text:span text:style-name="T197">"mod_"</text:span><text:span text:style-name="T136">, followed by</text:span><text:span text:style-name="T116"> the character / location / </text:span><text:span text:style-name="T136">campaign</text:span><text:span text:style-name="T198"> / mod</text:span><text:span text:style-name="T116">’s id, followed by two underscores ("__"), is prepended to the base id</text:span><text:span text:style-name="T188"> w</text:span><text:span text:style-name="T116">ithin the game engine. The </text:span><text:span text:style-name="T197">mod</text:span><text:span text:style-name="T192"> id goes first in the string</text:span><text:span text:style-name="T116">,</text:span><text:span text:style-name="T197"> then the campaign id,</text:span><text:span text:style-name="T116"> then the location id, </text:span><text:span text:style-name="T136">then the c</text:span><text:span text:style-name="T192">haracter</text:span><text:span text:style-name="T136"> id</text:span><text:span text:style-name="T116">. </text:span><text:span text:style-name="T120">If the contents of the</text:span><text:span text:style-name="T197"> </text:span><text:span text:style-name="T24">mod</text:span><text:span text:style-name="T197"> /</text:span><text:span text:style-name="T120"> </text:span><text:span text:style-name="T20">char</text:span><text:span text:style-name="T120"> / </text:span><text:span text:style-name="T20">loc</text:span><text:span text:style-name="T120"> / </text:span><text:span text:style-name="T19">camp</text:span><text:span text:style-name="T120"> attribute is</text:span><text:span text:style-name="T193"> the id of</text:span><text:span text:style-name="T120"> a</text:span><text:span text:style-name="T193"> different</text:span><text:span text:style-name="T120"> character / location / </text:span><text:span text:style-name="T137">campaign</text:span><text:span text:style-name="T199"> / mod</text:span><text:span text:style-name="T193"> than the </text:span><text:span text:style-name="T195">character / location / campaign</text:span><text:span text:style-name="T199"> / mod</text:span><text:span text:style-name="T193"> enclosing the given </text:span><text:span text:style-name="T194">tag</text:span><text:span text:style-name="T120">, </text:span><text:span text:style-name="T121">then</text:span><text:span text:style-name="T120"> </text:span><text:span text:style-name="T137">the text </text:span><text:span text:style-name="T136">"char_" / "loc_" / "camp_"</text:span><text:span text:style-name="T199"> / "mod_"</text:span><text:span text:style-name="T136">, followed by</text:span><text:span text:style-name="T120"> that id, followed by two underscores ("__"), is prepended to the base id</text:span><text:span text:style-name="T116">. If the contents </text:span><text:span text:style-name="T118">of</text:span><text:span text:style-name="T116"> the </text:span><text:span text:style-name="T9">char</text:span><text:span text:style-name="T118"> / </text:span><text:span text:style-name="T9">loc</text:span><text:span text:style-name="T116"> / </text:span><text:span text:style-name="T21">camp</text:span><text:span text:style-name="T138"> </text:span><text:span text:style-name="T200">/ </text:span><text:span text:style-name="T25">mod</text:span><text:span text:style-name="T200"> </text:span><text:span text:style-name="T116">attribute is "!", </text:span><text:span text:style-name="T118">then the </text:span><text:span text:style-name="T138">above</text:span><text:span text:style-name="T118"> </text:span><text:span text:style-name="T138">text</text:span><text:span text:style-name="T118">, id or underscores for that attribute are not prepended.</text:span></text:p>
      <text:p text:style-name="P53"/>
      <text:p text:style-name="P80"><text:span text:style-name="T121">Thus, for example, &lt;message mod="</text:span><text:span text:style-name="T139">default</text:span><text:span text:style-name="T121">" char="</text:span><text:span text:style-name="T139">john</text:span><text:span text:style-name="T121">" </text:span><text:span text:style-name="T139">camp="faith_of_the_apostles"</text:span><text:span text:style-name="T121"> loc="</text:span><text:span text:style-name="T139">ephesus_church</text:span><text:span text:style-name="T121">" id="my_message"&gt;Hello&lt;/message&gt; has the id "</text:span><text:span text:style-name="T139">mod_default</text:span><text:span text:style-name="T121">__</text:span><text:span text:style-name="T139">camp_faith_of_the_apostles</text:span><text:span text:style-name="T121">__</text:span><text:span text:style-name="T139">loc_ephesus_church__char_john</text:span><text:span text:style-name="T121">__my_message" within the ga</text:span><text:span text:style-name="T200">m</text:span><text:span text:style-name="T121">e engine.</text:span><text:span text:style-name="T200"> Note the order of the attributes and their order in the</text:span><text:span text:style-name="T201"> final id</text:span><text:span text:style-name="T200"> string.</text:span></text:p>
      <text:p text:style-name="P52"/>
      <text:p text:style-name="P102">Likewise,</text:p>
      <text:p text:style-name="P102"><text:span text:style-name="T202">&lt;mod id="default"&gt;</text:span></text:p>
      <text:p text:style-name="P102"><text:span text:style-name="T204"><text:s text:c="2"/></text:span>&lt;campaign id="faith_of_the_apostles"&gt;</text:p>
      <text:p text:style-name="P102"><text:span text:style-name="T204"><text:s text:c="4"/></text:span>&lt;message camp="" loc="!" char="nicholas" id="my_message"&gt;</text:p>
      <text:p text:style-name="P102"><text:span text:style-name="T204"><text:s text:c="4"/></text:span>Hello</text:p>
      <text:p text:style-name="P102"><text:span text:style-name="T204"><text:s text:c="4"/></text:span>&lt;/message&gt;</text:p>
      <text:p text:style-name="P102"><text:span text:style-name="T204"><text:s text:c="2"/></text:span><text:span text:style-name="T202">&lt;/campaign&gt;</text:span></text:p>
      <text:p text:style-name="P102"><text:span text:style-name="T202">&lt;/mod&gt;</text:span></text:p>
      <text:p text:style-name="P102">has the id "mod_default__camp_faith_of_the_apostles__char_<text:span text:style-name="T202">nicholas</text:span>"<text:span text:style-name="T202">.</text:span></text:p>
      <text:p text:style-name="P102"><text:span text:style-name="T202">Note that no location id component is present, <text:s/>and the mod and campaign components are both</text:span><text:span text:style-name="T203"> set to the</text:span><text:span text:style-name="T202"> default</text:span><text:span text:style-name="T203">s provided by their enclosing tags.</text:span></text:p>
      <text:p text:style-name="P52"/>
      <text:p text:style-name="P103"><text:span text:style-name="T204">It is generally not a good idea to set a mod attribute to "!".</text:span></text:p>
      <text:p text:style-name="P52"/>
      <text:p text:style-name="P104">No two elements of the same type may have the same id. A response and a message may not have the same id.</text:p>
      <text:p text:style-name="P52"/>
      <text:p text:style-name="P52"><text:soft-page-break/><text:span text:style-name="T54">Unless otherwise noted, a given element may not contain another element of the same type</text:span><text:span text:style-name="T205">, even </text:span><text:span text:style-name="T206">as a grandchild, great-grandchild etc</text:span><text:span text:style-name="T54">.</text:span></text:p>
      <text:p text:style-name="P52"/>
      <text:p text:style-name="P52"><text:span text:style-name="T47">The following XML tags are available:</text:span></text:p>
      <text:p text:style-name="P1"/>
      <text:p text:style-name="P36">&lt;<text:span text:style-name="T79">mod</text:span> id="" <text:span text:style-name="T66">name="" version=""</text:span>&gt;</text:p>
      <text:p text:style-name="P36"><text:s text:c="2"/>...</text:p>
      <text:p text:style-name="P36">&lt;/mod&gt;</text:p>
      <text:p text:style-name="P58"><text:span text:style-name="T53">A mod is the basic </text:span><text:span text:style-name="T107">sub-unit</text:span><text:span text:style-name="T53"> of the game; </text:span><text:span text:style-name="T62">all other elements except modpack elements must be enclosed in a mod element, and mod elements must sit outside these elements</text:span><text:span text:style-name="T53">.</text:span><text:span text:style-name="T204"> </text:span><text:span text:style-name="T59">P</text:span><text:span text:style-name="T53">layers may choose which mods to load when starting the game, and saves keep track of the mods </text:span><text:span text:style-name="T54">that were present when the game was saved.</text:span></text:p>
      <text:p text:style-name="P58"/>
      <text:p text:style-name="P58"><text:span text:style-name="T54">Saving the game, unloading a mod, saving the game again, then reloading the mod will preserve all progress within the unloaded / reloaded mod </text:span><text:span text:style-name="T108">by keeping all mod-specific variables saved</text:span><text:span text:style-name="T53">. </text:span><text:span text:style-name="T54">A given mod may be stored across several files, and is assembled when the game is started, but each file may contain a single mod. The player may choose to incorporate any number of mods from the subfolders of the game’s mods folder, and each mod is expected to have a unique id, which serves as the name of the mod’s folder.</text:span></text:p>
      <text:p text:style-name="P1"/>
      <text:p text:style-name="P21"><text:span text:style-name="T1">name</text:span> is the mod’s name, <text:span text:style-name="T55">displayed in-game, and </text:span><text:span text:style-name="T6">version</text:span><text:span text:style-name="T55"> can be any set of numbers separated by periods. When a higher version than the player’s version is detected by the game, the higher version is made available for download. </text:span></text:p>
      <text:p text:style-name="P20"/>
      <text:p text:style-name="P21"><text:span text:style-name="T31">Throughout all of the game’s files, only a single mod element with a given id can have attributes other than the id. </text:span><text:span text:style-name="T32">All other mod elements with that id are considered references to that element</text:span><text:span text:style-name="T31">.</text:span></text:p>
      <text:p text:style-name="P23"/>
      <text:p text:style-name="P12">All mods are expected to use English as their default language.</text:p>
      <text:p text:style-name="P1"/>
      <text:p text:style-name="P57">The default mod, which contains the Faith of the Apostles campaign, has the id of "default".</text:p>
      <text:p text:style-name="P1"/>
      <text:p text:style-name="P17">&lt;<text:span text:style-name="T79">modpack</text:span> id=""&gt;</text:p>
      <text:p text:style-name="P17"><text:s text:c="2"/><text:span text:style-name="T63">&lt;mod id=""/&gt;</text:span></text:p>
      <text:p text:style-name="P17"><text:s text:c="2"/><text:span text:style-name="T63">&lt;mod id=""/&gt;</text:span></text:p>
      <text:p text:style-name="P17"><text:s text:c="2"/>...</text:p>
      <text:p text:style-name="P17">&lt;/modpack&gt;</text:p>
      <text:p text:style-name="P17">A modpack is <text:span text:style-name="T63">a reference to a collection of mods</text:span>, and <text:span text:style-name="T63">allows users to download and play these mods as a group. If two </text:span><text:span text:style-name="T109">loaded</text:span><text:span text:style-name="T63"> modpacks have overlapping mods, each of these overlapping mods is only loaded once. Unlike regular mods, a modpack contains one or more empty mod elements that only have an id attribute (having other attributes raises an error), which describe the mods to be downloaded and played via the modpack. A modpack may not contain non-empty mod elements or any elements other than mod elements (violating this requirement raises an error).</text:span></text:p>
      <text:p text:style-name="P29"/>
      <text:p text:style-name="P59">&lt;<text:span text:style-name="T79">campaign</text:span> <text:span text:style-name="T107">mod="" </text:span>id="" <text:span text:style-name="T67">name="" picture=""</text:span>&gt;</text:p>
      <text:p text:style-name="P15"/>
      <text:p text:style-name="P15">&lt;/campaign&gt;</text:p>
      <text:p text:style-name="P16">All game features that can only be found in a given campaign, such as characters and quests specific to that campaign, are enclosed <text:span text:style-name="T64">i</text:span>n a campaign <text:span text:style-name="T66">element</text:span> and may only be loaded when the campaign itself is loaded. </text:p>
      <text:p text:style-name="P24"/>
      <text:p text:style-name="P18"><text:span text:style-name="T1">name</text:span> is the campaign’s name as shown in the campaigns menu, and <text:span text:style-name="T1">picture</text:span> is the relative path to the picture in the owning mod’s f<text:span text:style-name="T65">older</text:span>, <text:span text:style-name="T65">displayed next to the campaign’s name</text:span>.</text:p>
      <text:p text:style-name="P1"><text:soft-page-break/></text:p>
      <text:p text:style-name="P19"><text:span text:style-name="T31">Throughout all of the game’s files, only a single </text:span><text:span text:style-name="T32">campaign</text:span><text:span text:style-name="T31"> element with a given id can have attributes other than the id. </text:span><text:span text:style-name="T32">All other campaign elements with that id are considered references to that element </text:span><text:span text:style-name="T33">(and can be placed, for instance, in different mods to signify the way in which these mods alter the original campaign)</text:span><text:span text:style-name="T31">.</text:span></text:p>
      <text:p text:style-name="P3"/>
      <text:p text:style-name="P43">By default, the xml parser prepends messages and responses (see below) with the name of the enclosing campaign tag <text:span text:style-name="T91">followed by a single underline</text:span>, <text:span text:style-name="T90">which goes after any mod tag enclosing the campaign tag (the names of these are also prepended, separated by underlines)</text:span>.</text:p>
      <text:p text:style-name="P3"/>
      <text:p text:style-name="P50">Campaign tags may not enclose other campaign tags.</text:p>
      <text:p text:style-name="P3"/>
      <text:p text:style-name="P7">&lt;<text:span text:style-name="T79">quest</text:span> <text:span text:style-name="T110">mod="" </text:span>id="" <text:span text:style-name="T68">name=""</text:span>&gt;</text:p>
      <text:p text:style-name="P7"><text:s text:c="2"/><text:span text:style-name="T68">&lt;comment&gt;&lt;/comment&gt;</text:span></text:p>
      <text:p text:style-name="P7"><text:s text:c="2"/><text:span text:style-name="T68">&lt;description&gt;&lt;/description&gt;</text:span></text:p>
      <text:p text:style-name="P25"><text:s text:c="2"/><text:span text:style-name="T71">&lt;event&gt;&lt;/event&gt;</text:span></text:p>
      <text:p text:style-name="P25"><text:s text:c="2"/><text:span text:style-name="T71">&lt;location&gt;&lt;/location&gt;</text:span></text:p>
      <text:p text:style-name="P25"/>
      <text:p text:style-name="P25">&lt;/quest&gt;</text:p>
      <text:p text:style-name="P1"><text:span text:style-name="T68">Quest tags contain dialog, encounters etc. that only take place within a given quest</text:span>.</text:p>
      <text:p text:style-name="P1"/>
      <text:p text:style-name="P27">Each quest contains a description tag, which contains the quest’s translatable description, as well as multiple tags for encounters, dialogs, locations etc. Within the game, the id of a quest is prefixed with the id of its campaign.</text:p>
      <text:p text:style-name="P1"/>
      <text:p text:style-name="P42">By default, the xml parser prepends messages and responses (see below) with the name of the enclosing <text:span text:style-name="T90">quest </text:span>tag <text:span text:style-name="T91">followed by a single underline</text:span>, <text:span text:style-name="T90">which goes after any campaign, location or character tag enclosing the quest tag (the names of these are also prepended, separated by underlines)</text:span>.</text:p>
      <text:p text:style-name="P42"/>
      <text:p text:style-name="P49">Quest tags may not enclose other quest tags.</text:p>
      <text:p text:style-name="P1"/>
      <text:p text:style-name="P26">&lt;<text:span text:style-name="T79">description </text:span><text:span text:style-name="T85">id=""</text:span>&gt;</text:p>
      <text:p text:style-name="P26"><text:s text:c="2"/>&lt;text&gt;</text:p>
      <text:p text:style-name="P26"><text:s text:c="2"/>&lt;text&gt;</text:p>
      <text:p text:style-name="P26"><text:s text:c="2"/>...</text:p>
      <text:p text:style-name="P26">&lt;/description&gt;</text:p>
      <text:p text:style-name="P88">&lt;<text:span text:style-name="T84">description </text:span><text:span text:style-name="T87">mod="" camp="" loc="" char=""</text:span><text:span text:style-name="T79"> </text:span><text:span text:style-name="T85">id=""</text:span>&gt;</text:p>
      <text:p text:style-name="P89">&lt;/description&gt;</text:p>
      <text:p text:style-name="P26">Each quest has a description element, which is displayed in the quests menu. The description may contain multiple text elements, presented in the order in which they are included in the description element. <text:span text:style-name="T83">It is usually no larger than a single paragraph.</text:span></text:p>
      <text:p text:style-name="P86"/>
      <text:p text:style-name="P91"><text:span text:style-name="T83">By default, a quest’s description has the id "[quest_</text:span><text:span text:style-name="T172">id</text:span><text:span text:style-name="T83">]_description", where [quest_</text:span><text:span text:style-name="T172">id</text:span><text:span text:style-name="T83">] is the </text:span><text:span text:style-name="T172">id</text:span><text:span text:style-name="T83"> of the quest. </text:span><text:span text:style-name="T173">If no id is specified, or if the id attribute is left blank, this id will be used. </text:span><text:span text:style-name="T174">Note that the id will still be prepended according to the id nomenclature rules.</text:span></text:p>
      <text:p text:style-name="P26"/>
      <text:p text:style-name="P90">If a quest has multiple description elements, <text:span text:style-name="T164">the </text:span><text:span text:style-name="T165">game attempts to include them in the same overall description, in the order in which it finds them</text:span><text:span text:style-name="T164">. </text:span><text:span text:style-name="T165">This is not guaranteed to give good results</text:span>.</text:p>
      <text:p text:style-name="P26"/>
      <text:p text:style-name="P37">&lt;<text:span text:style-name="T79">entry</text:span> id=""&gt;</text:p>
      <text:p text:style-name="P37"><text:s text:c="2"/>&lt;text&gt;</text:p>
      <text:p text:style-name="P37"><text:soft-page-break/><text:s text:c="2"/>&lt;text&gt;</text:p>
      <text:p text:style-name="P37"><text:s text:c="2"/>…</text:p>
      <text:p text:style-name="P37">&lt;/entry&gt;</text:p>
      <text:p text:style-name="P93">&lt;<text:span text:style-name="T84">entry </text:span><text:span text:style-name="T87">mod="" camp="" loc="" char=""</text:span> id=""&gt;</text:p>
      <text:p text:style-name="P93">&lt;/entry&gt;</text:p>
      <text:p text:style-name="P37">Each quest contains multiple "journal entries", displayed alongside the quest’s description. These provide information about the state of the ongoing quest.</text:p>
      <text:p text:style-name="P38">[TODO]</text:p>
      <text:p text:style-name="P1"/>
      <text:p text:style-name="P1"/>
      <text:p text:style-name="P5">&lt;<text:span text:style-name="T79">condition</text:span> type="" var_1="" var_2=""&gt;<text:span text:style-name="T53">&lt;/condition&gt;</text:span></text:p>
      <text:p text:style-name="P61">&lt;<text:span text:style-name="T84">condition</text:span> type="" <text:span text:style-name="T115">mod="" </text:span><text:span text:style-name="T145">camp=""</text:span><text:span text:style-name="T122"> loc=""</text:span><text:span text:style-name="T115"> </text:span><text:span text:style-name="T122">char=""</text:span> var_1="" var_2=""&gt;<text:span text:style-name="T53">&lt;/condition&gt;</text:span></text:p>
      <text:p text:style-name="P61"><text:span text:style-name="T122">&lt;condition type=""</text:span><text:span text:style-name="T115"> mod_1="" </text:span><text:span text:style-name="T145">camp_1=""</text:span><text:span text:style-name="T115"> loc_1="" char_1="" </text:span><text:span text:style-name="T122">mod_2="" </text:span><text:span text:style-name="T145">camp_2=""</text:span><text:span text:style-name="T122"> loc_2="" char_2="" var_1="" var_2=""&gt;&lt;/condition&gt;</text:span></text:p>
      <text:p text:style-name="P9">&lt;condition type="" var="" val=""&gt;<text:span text:style-name="T53">&lt;/condition&gt;</text:span></text:p>
      <text:p text:style-name="P63">&lt;condition type=""<text:span text:style-name="T122"> mod="" </text:span><text:span text:style-name="T145">camp=""</text:span><text:span text:style-name="T115"> loc=""</text:span><text:span text:style-name="T122"> </text:span><text:span text:style-name="T115">char=""</text:span> var="" val=""&gt;<text:span text:style-name="T53">&lt;/condition&gt;</text:span></text:p>
      <text:p text:style-name="P5">&lt;condition <text:span text:style-name="T48">type="and"</text:span>&gt;<text:span text:style-name="T48">&lt;/condition&gt;</text:span></text:p>
      <text:p text:style-name="P9">&lt;condition type="or"&gt;&lt;/condition&gt;</text:p>
      <text:p text:style-name="P105"><text:span text:style-name="T56">Condition tags describe conditions, similar to if-statements in programming. </text:span><text:span text:style-name="T50">type can be "eq" (equal), "neq" (not equal), "gt" (greater than), "lt" (less than), "gteq" (greater than or equal to) or "lteq" (less than or equal to), and in these cases reflects the relationship that var_1 must have with var_2, or that var must have with val, respectively, for the condition to be met. </text:span><text:span text:style-name="T112">Thus, var always goes before val, so that, for instance, &lt;condition type="lt" val=""</text:span><text:span text:style-name="T207"> </text:span><text:span text:style-name="T112">var=""&gt;&lt;/condition&gt; checks to see if</text:span><text:span text:style-name="T207"> the</text:span><text:span text:style-name="T112"> var</text:span><text:span text:style-name="T207">iable</text:span><text:span text:style-name="T112"> </text:span><text:span text:style-name="T113">is less than</text:span><text:span text:style-name="T207"> the</text:span><text:span text:style-name="T112"> val</text:span><text:span text:style-name="T207">ue</text:span><text:span text:style-name="T50">. The</text:span><text:span text:style-name="T207"> condition's</text:span><text:span text:style-name="T50"> type can also be "and" or "or"; in this case, it can store other conditions inside it. "and" conditions will be met only when all conditions inside them </text:span><text:span text:style-name="T110">are</text:span><text:span text:style-name="T50"> met, and "or" conditions will be met whenever any of the conditions inside them is met. When a condition tag is met, all non-condition tags immediately inside it are applied when the event enclosing the condition triggers: text is included in a message, variables are altered etc.</text:span></text:p>
      <text:p text:style-name="P64"/>
      <text:p text:style-name="P70"><text:span text:style-name="T10">var_1</text:span><text:span text:style-name="T48">, </text:span><text:span text:style-name="T10">var_2</text:span><text:span text:style-name="T48"> and </text:span><text:span text:style-name="T10">var</text:span><text:span text:style-name="T48"> are the ids of default or custom variables, whether numbers or strings. </text:span><text:span text:style-name="T2">val</text:span><text:span text:style-name="T51"> is a value, either a string value </text:span><text:span text:style-name="T123">containing letters</text:span><text:span text:style-name="T208">,</text:span><text:span text:style-name="T51"> or a number.</text:span><text:span text:style-name="T48"> </text:span><text:span text:style-name="T3">var_1</text:span><text:span text:style-name="T49"> and </text:span><text:span text:style-name="T3">var_2</text:span><text:span text:style-name="T49"> are expected to be of the same type, likewise for </text:span><text:span text:style-name="T3">var</text:span><text:span text:style-name="T49"> and </text:span><text:span text:style-name="T3">val</text:span><text:span text:style-name="T149">. If they are not of the same type, an error is raised</text:span><text:span text:style-name="T48">. </text:span><text:span text:style-name="T50">When either </text:span><text:span text:style-name="T4">var_1</text:span><text:span text:style-name="T50"> or </text:span><text:span text:style-name="T4">var_2</text:span><text:span text:style-name="T50"> exists as an attribute, </text:span><text:span text:style-name="T4">var</text:span><text:span text:style-name="T50"> and </text:span><text:span text:style-name="T4">val</text:span><text:span text:style-name="T50"> cannot exist, and vice versa. An error will be raised, and the</text:span><text:span text:style-name="T123"> </text:span><text:span text:style-name="T50">condition’s parent tag will not be used in the game, if any of these requirements are not met. </text:span><text:span text:style-name="T124">[TODO][Determine whether we should really</text:span><text:span text:style-name="T123"> exclude the condition’s parent tag, as opposed to excluding just the condition’s tag itself</text:span><text:span text:style-name="T124">]</text:span></text:p>
      <text:p text:style-name="P6"/>
      <text:p text:style-name="P67">The prepending of mod,<text:span text:style-name="T161"> campaign, </text:span><text:span text:style-name="T146">location</text:span> and character ids <text:span text:style-name="T124">to the variable names</text:span> is done according to the game’s id nomenclature rules, see above.</text:p>
      <text:p text:style-name="P6"/>
      <text:p text:style-name="P68"><text:span text:style-name="T7">mod</text:span><text:span text:style-name="T115"> is the id of the mod to which </text:span><text:span text:style-name="T7">var_1</text:span><text:span text:style-name="T115"> and </text:span><text:span text:style-name="T7">var_2</text:span><text:span text:style-name="T115">, or </text:span><text:span text:style-name="T7">var</text:span><text:span text:style-name="T115">, belong(s). When </text:span><text:span text:style-name="T7">var_1</text:span><text:span text:style-name="T115"> and </text:span><text:span text:style-name="T7">var_2</text:span><text:span text:style-name="T115"> exist, if the </text:span><text:span text:style-name="T7">mod_1</text:span><text:span text:style-name="T115"> or the </text:span><text:span text:style-name="T7">mod_2</text:span><text:span text:style-name="T115"> attribute is set, </text:span><text:span text:style-name="T7">mod</text:span><text:span text:style-name="T115"> is ignored, and the </text:span><text:span text:style-name="T7">mod_1</text:span><text:span text:style-name="T115"> and </text:span><text:span text:style-name="T7">mod_2</text:span><text:span text:style-name="T115"> attributes are used to prepend mod </text:span><text:span text:style-name="T122">ids to var_1 and var_2 respectively</text:span><text:span text:style-name="T115">.</text:span></text:p>
      <text:p text:style-name="P68"/>
      <text:p text:style-name="P69"><text:span text:style-name="T11">c</text:span><text:span text:style-name="T12">har</text:span><text:span text:style-name="T122"> is the </text:span><text:span text:style-name="T125">id of the</text:span><text:span text:style-name="T122"> char</text:span><text:span text:style-name="T125">acter to which </text:span><text:span text:style-name="T11">var_1</text:span><text:span text:style-name="T125"> and </text:span><text:span text:style-name="T11">var_2</text:span><text:span text:style-name="T125">, or </text:span><text:span text:style-name="T11">var</text:span><text:span text:style-name="T125">, belong(s), and likewise for </text:span><text:span text:style-name="T11">loc</text:span><text:span text:style-name="T34"> </text:span><text:span text:style-name="T38">and </text:span><text:span text:style-name="T22">camp</text:span><text:span text:style-name="T34">, the id</text:span><text:span text:style-name="T148">s</text:span><text:span text:style-name="T34"> of the location</text:span><text:span text:style-name="T147"> </text:span><text:span text:style-name="T148">and, respectively, campaign</text:span><text:span text:style-name="T147"> </text:span><text:span text:style-name="T34">to which these/this belong(s)</text:span><text:span text:style-name="T125">. </text:span><text:span text:style-name="T11">char_1</text:span><text:span text:style-name="T125">, </text:span><text:span text:style-name="T11">char_2</text:span><text:span text:style-name="T125">, </text:span><text:span text:style-name="T11">loc_1,</text:span><text:span text:style-name="T125"> </text:span><text:span text:style-name="T11">loc_2</text:span><text:span text:style-name="T34">,</text:span><text:span text:style-name="T147"> </text:span><text:span text:style-name="T152">camp_1</text:span><text:span text:style-name="T148"> and </text:span><text:span text:style-name="T152">camp_2</text:span><text:span text:style-name="T151"> </text:span><text:span text:style-name="T125">work as </text:span><text:span text:style-name="T11">mod_1</text:span><text:span text:style-name="T125"> and </text:span><text:span text:style-name="T11">mod_2</text:span><text:span text:style-name="T125"> above.</text:span></text:p>
      <text:p text:style-name="P65"/>
      <text:p text:style-name="P66"><text:span text:style-name="T123">If </text:span><text:span text:style-name="T13">mod_1</text:span><text:span text:style-name="T123">, </text:span><text:span text:style-name="T13">mod_2</text:span><text:span text:style-name="T123">, </text:span><text:span text:style-name="T13">loc_1</text:span><text:span text:style-name="T123">, </text:span><text:span text:style-name="T13">loc_2</text:span><text:span text:style-name="T123">, </text:span><text:span text:style-name="T13">char_1,</text:span><text:span text:style-name="T123"> </text:span><text:span text:style-name="T13">char_2</text:span><text:span text:style-name="T39">,</text:span><text:span text:style-name="T155"> </text:span><text:span text:style-name="T153">camp_1</text:span><text:span text:style-name="T155"> or </text:span><text:span text:style-name="T153">camp_2</text:span><text:span text:style-name="T155"> </text:span><text:span text:style-name="T123">exist in a tag </text:span><text:span text:style-name="T126">where </text:span><text:span text:style-name="T14">var</text:span><text:span text:style-name="T126"> and/or </text:span><text:span text:style-name="T14">val</text:span><text:span text:style-name="T126"> also exist</text:span><text:span text:style-name="T123">, an error will be raised, and the condition’</text:span><text:span text:style-name="T126">s parent</text:span><text:span text:style-name="T123"> tag </text:span><text:span text:style-name="T126">[TODO][see above]</text:span><text:span text:style-name="T123"> will not be used </text:span><text:span text:style-name="T156">in the game</text:span><text:span text:style-name="T123">.</text:span></text:p>
      <text:p text:style-name="P65"/>
      <text:p text:style-name="P6"><text:soft-page-break/></text:p>
      <text:p text:style-name="P71">&lt;<text:span text:style-name="T79">flag</text:span> id=""&gt;&lt;/flag&gt;</text:p>
      <text:p text:style-name="P72">&lt;<text:span text:style-name="T79">flag</text:span> <text:span text:style-name="T111">mod="" </text:span><text:span text:style-name="T144">camp=""</text:span><text:span text:style-name="T112"> loc=""</text:span><text:span text:style-name="T111"> </text:span><text:span text:style-name="T112">char=""</text:span><text:span text:style-name="T111"> </text:span>id=""&gt;&lt;/flag&gt;</text:p>
      <text:p text:style-name="P71">&lt;<text:span text:style-name="T79">notflag</text:span> id=""&gt;&lt;/notflag&gt;</text:p>
      <text:p text:style-name="P72">&lt;<text:span text:style-name="T79">notflag</text:span> <text:span text:style-name="T111">mod="" </text:span><text:span text:style-name="T144">camp=""</text:span><text:span text:style-name="T112"> loc="" char=""</text:span> id=""&gt;&lt;/notflag&gt;</text:p>
      <text:p text:style-name="P27">Flag tags are special condition tags that are treated as true if the flag with the specified id is set, whereas notflag tags are treated as true if the flag with the specified id is not set.</text:p>
      <text:p text:style-name="P6"/>
      <text:p text:style-name="P73"><text:span text:style-name="T15">c</text:span><text:span text:style-name="T16">har,</text:span><text:span text:style-name="T112"> </text:span><text:span text:style-name="T16">loc</text:span><text:span text:style-name="T150">, </text:span><text:span text:style-name="T154">camp</text:span><text:span text:style-name="T36"> </text:span><text:span text:style-name="T35">and </text:span><text:span text:style-name="T15">mod</text:span><text:span text:style-name="T112"> are </text:span><text:span text:style-name="T114">the ids of the unique</text:span><text:span text:style-name="T112"> </text:span><text:span text:style-name="T114">character,</text:span><text:span text:style-name="T112"> location</text:span><text:span text:style-name="T162">, campaign</text:span><text:span text:style-name="T114"> and/or </text:span><text:span text:style-name="T127">mod</text:span><text:span text:style-name="T112"> </text:span><text:span text:style-name="T114">associated with the flag id. They are prepended to the flag id </text:span><text:span text:style-name="T127">according to the id nomenclature rules</text:span><text:span text:style-name="T112">.</text:span></text:p>
      <text:p text:style-name="P6"/>
      <text:p text:style-name="P10">&lt;<text:span text:style-name="T79">zone</text:span> id="" &gt;</text:p>
      <text:p text:style-name="P10"><text:s text:c="2"/>&lt;tile x="" y="" /&gt;</text:p>
      <text:p text:style-name="P10">&lt;/zone&gt;</text:p>
      <text:p text:style-name="P10">Zones are <text:span text:style-name="T56">multi-tile</text:span> areas of the <text:span text:style-name="T56">game map</text:span>, such as cities. <text:span text:style-name="T56">Each zone tag must contain a set of tile tags identifying the zone’s tiles</text:span>.</text:p>
      <text:p text:style-name="P10"/>
      <text:p text:style-name="P10">&lt;<text:span text:style-name="T79">map_feature</text:span> type=""&gt;</text:p>
      <text:p text:style-name="P10"><text:s text:c="2"/>&lt;text id=""&gt;<text:span text:style-name="T74">&lt;/text&gt;</text:span></text:p>
      <text:p text:style-name="P10">&lt;/map_feature&gt;</text:p>
      <text:p text:style-name="P10">For now, only one map_feature type is available, the type "name", which shows <text:span text:style-name="T57">a zone’s name</text:span> on a scroll. The text tag inside the map_feature contains its text.</text:p>
      <text:p text:style-name="P1"/>
      <text:p text:style-name="P1">&lt;<text:span text:style-name="T79">location</text:span> id="" type="" x="" y="" <text:span text:style-name="T51">hidden</text:span>=""&gt;</text:p>
      <text:p text:style-name="P76"><text:s text:c="2"/><text:span text:style-name="T92">&lt;picture_component type="" path=""&gt;[TODO]</text:span><text:span text:style-name="T128">&lt;/picture_component&gt;</text:span></text:p>
      <text:p text:style-name="P1"><text:s text:c="2"/><text:span text:style-name="T74">&lt;character id=""&gt;&lt;/character&gt;</text:span></text:p>
      <text:p text:style-name="P1"><text:s text:c="2"/></text:p>
      <text:p text:style-name="P30">&lt;/location&gt;</text:p>
      <text:p text:style-name="P56">&lt;<text:span text:style-name="T84">location</text:span><text:span text:style-name="T163"> mod=</text:span><text:span text:style-name="T170">"" camp=""</text:span> id="" type="" x="" y="" <text:span text:style-name="T51">hidden</text:span>=""&gt;</text:p>
      <text:p text:style-name="P106">&lt;/location&gt;</text:p>
      <text:p text:style-name="P48">[TODO]</text:p>
      <text:p text:style-name="P107"/>
      <text:p text:style-name="P108"><text:span text:style-name="T2">hidden</text:span><text:span text:style-name="T51"> is false by default, </text:span><text:span text:style-name="T52">and</text:span><text:span text:style-name="T51"> may be set to true. </text:span><text:span text:style-name="T52">If true, it will prevent the location from being interacted with, and the player will be able to pass straight through it</text:span><text:span text:style-name="T209">, until the </text:span><text:span text:style-name="T26">hidden</text:span><text:span text:style-name="T41"> attribute is set to false through a "show_location" action [TODO]</text:span><text:span text:style-name="T52">.</text:span></text:p>
      <text:p text:style-name="P74"/>
      <text:p text:style-name="P109">When referencing a location found in another mod or campaign from the current mod or campaign, you <text:span text:style-name="T1">must</text:span><text:span text:style-name="T30"> specify that location's mod and/or campaign in the </text:span><text:span text:style-name="T1">mod</text:span><text:span text:style-name="T30"> and </text:span><text:span text:style-name="T1">camp</text:span><text:span text:style-name="T30"> attributes.</text:span></text:p>
      <text:p text:style-name="P74"/>
      <text:p text:style-name="P40"><text:span text:style-name="T101">Location tags may not enclose other location tags</text:span><text:span text:style-name="T211">, and may not enclose campaign tags</text:span>.</text:p>
      <text:p text:style-name="P1"/>
      <text:p text:style-name="P77">&lt;<text:span text:style-name="T79">character</text:span><text:span text:style-name="T146"> </text:span>id="" name=""&gt;</text:p>
      <text:p text:style-name="P39"><text:s text:c="2"/><text:span text:style-name="T92">&lt;picture_component type="" path=""&gt;[TODO]</text:span><text:span text:style-name="T128">&lt;/picture_component&gt;</text:span></text:p>
      <text:p text:style-name="P78"><text:span text:style-name="T129"><text:s text:c="2"/></text:span><text:span text:style-name="T92">&lt;</text:span><text:span text:style-name="T176">message</text:span><text:span text:style-name="T92"> id=""&gt;</text:span><text:span text:style-name="T128">&lt;/</text:span><text:span text:style-name="T176">message</text:span><text:span text:style-name="T128">&gt;</text:span></text:p>
      <text:p text:style-name="P94"><text:span text:style-name="T129"><text:s text:c="2"/></text:span><text:span text:style-name="T92">&lt;</text:span><text:span text:style-name="T176">message</text:span><text:span text:style-name="T92"> id=""&gt;</text:span><text:span text:style-name="T128">&lt;/</text:span><text:span text:style-name="T176">message</text:span><text:span text:style-name="T128">&gt;</text:span></text:p>
      <text:p text:style-name="P94"><text:span text:style-name="T129">&lt;/character&gt;</text:span></text:p>
      <text:p text:style-name="P77">&lt;<text:span text:style-name="T84">character</text:span><text:span text:style-name="T146"> </text:span><text:span text:style-name="T157">mod=""</text:span><text:span text:style-name="T166"> camp=""</text:span><text:span text:style-name="T164"> </text:span><text:span text:style-name="T140">loc="" </text:span>id="" name=""&gt;</text:p>
      <text:p text:style-name="P109">&lt;/character&gt;</text:p>
      <text:p text:style-name="P109"/>
      <text:p text:style-name="P44">A character tag contains <text:span text:style-name="T93">[TODO]</text:span></text:p>
      <text:p text:style-name="P1"/>
      <text:p text:style-name="P79"><text:soft-page-break/><text:span text:style-name="T131">The </text:span><text:span text:style-name="T177">messages</text:span><text:span text:style-name="T131">, called root </text:span><text:span text:style-name="T177">message</text:span><text:span text:style-name="T131">s, are appended to the conversation menu of the character’s location and provide access to the character’s dialog.</text:span><text:span text:style-name="T177"> The first root message encountered (i.e. enclosed in a condition that evaluates to true or not enclosed in a condition at all) in the character tag will be displayed when a </text:span><text:span text:style-name="T185">character</text:span><text:span text:style-name="T177">_ref specifying the character</text:span><text:span text:style-name="T178"> (complete with </text:span><text:span text:style-name="T23">mod</text:span><text:span text:style-name="T178">, </text:span><text:span text:style-name="T23">camp</text:span><text:span text:style-name="T178"> and </text:span><text:span text:style-name="T23">loc</text:span><text:span text:style-name="T178"> attributes if these are needed)</text:span><text:span text:style-name="T177"> is encountered.</text:span><text:span text:style-name="T131"> </text:span><text:span text:style-name="T177">When multiple root messages exist, they</text:span><text:span text:style-name="T131"> should </text:span><text:span text:style-name="T133">usually</text:span><text:span text:style-name="T131"> </text:span><text:span text:style-name="T132">be enclosed in condition tags</text:span><text:span text:style-name="T131">.</text:span></text:p>
      <text:p text:style-name="P47"/>
      <text:p text:style-name="P100"><text:span text:style-name="T180">Character tags should</text:span><text:span text:style-name="T186"> usually</text:span><text:span text:style-name="T180"> be enclosed in location tags</text:span><text:span text:style-name="T186"> (not always, though - party members are not bound to any given location)</text:span><text:span text:style-name="T180">, but this is only checked when the game attempts to go through the character’s root messages (see the message section below) in order to display a message.</text:span><text:span text:style-name="T187"> If no location is found, the game will default to the "</text:span><text:span text:style-name="T159">p</text:span><text:span text:style-name="T187">arty</text:span><text:span text:style-name="T129">"</text:span><text:span text:style-name="T187"> location.</text:span></text:p>
      <text:p text:style-name="P100"/>
      <text:p text:style-name="P100"><text:span text:style-name="T180">Character_refs to a given character tag can be enclosed in different location tags, indicating that the same character has moved between two different places. </text:span><text:span text:style-name="T130">Character_refs handle locations by </text:span><text:span text:style-name="T131">treat</text:span><text:span text:style-name="T130">ing </text:span><text:span text:style-name="T131">the location of all tags inside the character_ref and that of the character_ref itself as as </text:span><text:span text:style-name="T140">matching</text:span><text:span text:style-name="T131"> the </text:span><text:span text:style-name="T140">location tag </text:span><text:span text:style-name="T179">enclosing</text:span><text:span text:style-name="T140"> the character_ref in the XML tree, </text:span><text:span text:style-name="T81">not</text:span><text:span text:style-name="T86"> the location tag </text:span><text:span text:style-name="T88">enclosing </text:span><text:span text:style-name="T86">the character tag it references. Thus, if the character tag is enclosed in a location tag that describes a marketplace, and the character_ref tag is enclosed in a location tag that describes a gatehouse, all tags contained in the character_ref tag, and the character_ref tag itself, will treat the dialog’s location as the gatehouse</text:span><text:span text:style-name="T130">.</text:span></text:p>
      <text:p text:style-name="P41"/>
      <text:p text:style-name="P110"><text:span text:style-name="T210">When referencing a </text:span><text:span text:style-name="T212">character</text:span><text:span text:style-name="T210"> found in another mod</text:span><text:span text:style-name="T212">,</text:span><text:span text:style-name="T210"> campaign</text:span><text:span text:style-name="T212"> or location</text:span><text:span text:style-name="T210">, you </text:span><text:span text:style-name="T27">must</text:span><text:span text:style-name="T42"> specify that location's mod</text:span><text:span text:style-name="T43">, campaign</text:span><text:span text:style-name="T42"> and/or </text:span><text:span text:style-name="T43">location</text:span><text:span text:style-name="T42"> in the </text:span><text:span text:style-name="T27">mod</text:span><text:span text:style-name="T43">,</text:span><text:span text:style-name="T42"> </text:span><text:span text:style-name="T27">camp</text:span><text:span text:style-name="T42"> and</text:span><text:span text:style-name="T43"> </text:span><text:span text:style-name="T28">loc</text:span><text:span text:style-name="T42"> attributes.</text:span><text:span text:style-name="T43"> </text:span><text:span text:style-name="T46">T</text:span><text:span text:style-name="T44">o specify the location of a character that has no location</text:span><text:span text:style-name="T46">, set its </text:span><text:span text:style-name="T29">loc</text:span><text:span text:style-name="T46"> attribute to "!" (without the quotes)</text:span><text:span text:style-name="T43">.</text:span></text:p>
      <text:p text:style-name="P41"/>
      <text:p text:style-name="P41"><text:span text:style-name="T102">Character tags may not enclose other character tags, </text:span><text:span text:style-name="T140">nor may they enclose campaign or location tags</text:span>.</text:p>
      <text:p text:style-name="P54"/>
      <text:p text:style-name="P12">&lt;text id="" size="" color="" effects=""&gt;&lt;/text&gt;</text:p>
      <text:p text:style-name="P85">&lt;text <text:span text:style-name="T143">mod="" camp="" loc="" char="" </text:span>id="" size="" color="" effects=""&gt;&lt;/text&gt;</text:p>
      <text:p text:style-name="P12">A text tag contains text <text:span text:style-name="T58">with the specified size, color and effects ("bold", "italic" or "bolditalic"). T</text:span>he id of <text:span text:style-name="T58">the text allows it to be translated via &lt;translation&gt; tags. If no id attribute is specified, the id defaults to</text:span><text:span text:style-name="T179"> the</text:span><text:span text:style-name="T58"> message</text:span><text:span text:style-name="T179"> </text:span><text:span text:style-name="T58">or</text:span><text:span text:style-name="T179"> </text:span><text:span text:style-name="T58">response</text:span><text:span text:style-name="T179"> id</text:span><text:span text:style-name="T182">, followed by "_text"</text:span><text:span text:style-name="T179">.</text:span></text:p>
      <text:p text:style-name="P10"/>
      <text:p text:style-name="P13">&lt;translation text_id="" lang=""&gt;&lt;/translation&gt;</text:p>
      <text:p text:style-name="P13">Translation for the text whose id is <text:span text:style-name="T1">text_id</text:span><text:span text:style-name="T30"> into the specified language. </text:span><text:span text:style-name="T1">lang</text:span><text:span text:style-name="T30"> must be any valid two-letter language code.</text:span></text:p>
      <text:p text:style-name="P10"/>
      <text:p text:style-name="P10">&lt;message id=""&gt;</text:p>
      <text:p text:style-name="P10"><text:s text:c="2"/><text:span text:style-name="T72">&lt;image&gt;&lt;/image&gt;</text:span></text:p>
      <text:p text:style-name="P10"><text:s text:c="2"/>&lt;condition&gt;</text:p>
      <text:p text:style-name="P10"><text:s text:c="4"/>&lt;text id="" &gt;<text:span text:style-name="T72">&lt;/text&gt;</text:span></text:p>
      <text:p text:style-name="P10"><text:s text:c="4"/><text:span text:style-name="T70">&lt;text id="" &gt;&lt;/text&gt;</text:span></text:p>
      <text:p text:style-name="P10"><text:s text:c="4"/>...</text:p>
      <text:p text:style-name="P10"><text:s text:c="2"/>&lt;/condition&gt;</text:p>
      <text:p text:style-name="P10"><text:s text:c="2"/>&lt;text id=""&gt;<text:span text:style-name="T72">&lt;/text&gt;</text:span></text:p>
      <text:p text:style-name="P10"><text:s text:c="2"/><text:span text:style-name="T70">&lt;text id=""&gt;&lt;/text&gt;</text:span></text:p>
      <text:p text:style-name="P10"><text:s text:c="2"/>…</text:p>
      <text:p text:style-name="P10"><text:s text:c="2"/><text:span text:style-name="T141">&lt;response id=""&gt;</text:span></text:p>
      <text:p text:style-name="P10"/>
      <text:p text:style-name="P14"><text:s text:c="2"/>&lt;response_ref response_id=""&gt;</text:p>
      <text:p text:style-name="P10">&lt;/message&gt;</text:p>
      <text:p text:style-name="P82"><text:soft-page-break/>&lt;message <text:span text:style-name="T142">mod="" camp="" loc="" char=""</text:span> id=""&gt;</text:p>
      <text:p text:style-name="P83">&lt;/message&gt;</text:p>
      <text:p text:style-name="P99"><text:span text:style-name="T59">A message tag contains</text:span><text:span text:style-name="T60"> a block of text,</text:span><text:span text:style-name="T59"> </text:span><text:span text:style-name="T60">an optional image to be displayed instead of the default image for the conversation and any number of responses and/or response_refs</text:span><text:span text:style-name="T59">. </text:span><text:span text:style-name="T53">A message can contain any number of text tags, each of which may be enclosed in condition tags. </text:span><text:span text:style-name="T215">In-game, when the message is presented, t</text:span><text:span text:style-name="T53">he text of the text tags is posted in the order in which the text tags are listed inside the message tag</text:span><text:span text:style-name="T216"> and t</text:span><text:span text:style-name="T53">he flag said_[message_id], where [message_id] is the message’s full id, is set.</text:span></text:p>
      <text:p text:style-name="P10"/>
      <text:p text:style-name="P46">Messages immediately enclosing a location <text:span text:style-name="T175">or character </text:span>tab are called root messages. These are shown as soon as the location is entered <text:span text:style-name="T175">or the character is addressed</text:span>.</text:p>
      <text:p text:style-name="P10"/>
      <text:p text:style-name="P14">If the message does not contain response or response_ref tags, it may contain any number of action tags, <text:span text:style-name="T61">and the message will display a single response of "done" that will fire the enclosed actions </text:span><text:span text:style-name="T183">and either load the location's root message (if inside a given character's dialog) or leave the location entirely</text:span>.</text:p>
      <text:p text:style-name="P10"/>
      <text:p text:style-name="P10"><text:span text:style-name="T95">Multiple message tags can have the same parent tag, in which case the game attempts to show the first of these messages; if it cannot due to a condition flag, it attempts to show the next message, and so on, until running out of messages. If no messages can be displayed, the game reverts to the enclosing location or character’s root message (or goes through the root messages if the location or character has more than one</text:span><text:span text:style-name="T184">, until finding a message that it can display</text:span><text:span text:style-name="T95">)</text:span>. <text:span text:style-name="T97">If no such messages can be displayed, the game closes the location</text:span>.</text:p>
      <text:p text:style-name="P10"/>
      <text:p text:style-name="P14">&lt;response id=""&gt;</text:p>
      <text:p text:style-name="P14"><text:s text:c="2"/>&lt;condition&gt;</text:p>
      <text:p text:style-name="P14"><text:s text:c="4"/>&lt;text id=""&gt;</text:p>
      <text:p text:style-name="P14"><text:s text:c="4"/><text:span text:style-name="T69">&lt;text id=""&gt;</text:span></text:p>
      <text:p text:style-name="P14"><text:s text:c="4"/><text:span text:style-name="T69">...</text:span></text:p>
      <text:p text:style-name="P14"><text:s text:c="2"/>&lt;/condition&gt;</text:p>
      <text:p text:style-name="P14"><text:s text:c="2"/>&lt;text id=""&gt;</text:p>
      <text:p text:style-name="P14"><text:s text:c="2"/><text:span text:style-name="T69">&lt;text id=""&gt;</text:span></text:p>
      <text:p text:style-name="P14"><text:s text:c="2"/>...</text:p>
      <text:p text:style-name="P10"><text:s text:c="2"/><text:span text:style-name="T60">&lt;message id=""&gt;&lt;text&gt;&lt;/text&gt;&lt;/message&gt;</text:span></text:p>
      <text:p text:style-name="P11"><text:s text:c="2"/></text:p>
      <text:p text:style-name="P28">&lt;/response&gt;</text:p>
      <text:p text:style-name="P96">&lt;response<text:span text:style-name="T181"> mod=</text:span>""<text:span text:style-name="T181"> camp=</text:span>""<text:span text:style-name="T181"> loc=</text:span>""<text:span text:style-name="T181"> char=</text:span>"" id=""&gt;<text:span text:style-name="T181">&lt;/response&gt;</text:span></text:p>
      <text:p text:style-name="P28">Responses are like messages, although they represent the player character’s statements and actions. <text:span text:style-name="T75">When the response associated with the tag is used, the flag said_[response_id], where [response_id] is the response’s full id, is set.</text:span></text:p>
      <text:p text:style-name="P55"/>
      <text:p text:style-name="P14">&lt;message_ref message_id=""&gt;<text:span text:style-name="T77">&lt;/message_ref&gt;</text:span></text:p>
      <text:p text:style-name="P29">Each message ref points to a given message with the specified message id. They are a way of including a given message multiple times in the same conversation, such as when multiple responses yield the same message in reply to them. </text:p>
      <text:p text:style-name="P14"/>
      <text:p text:style-name="P98">A character_ref may be used in a response element instead of a message_ref to reference the root message of a given character. This can be useful when transitioning from the dialog of a general location to the dialog of a given character.</text:p>
      <text:p text:style-name="P14"/>
      <text:p text:style-name="P14">&lt;response_ref response_id=""&gt;<text:span text:style-name="T77">&lt;/response_ref&gt;</text:span></text:p>
      <text:p text:style-name="P31">Same as a message ref, but pointing to a response rather than a message.</text:p>
      <text:p text:style-name="P4"><text:soft-page-break/></text:p>
      <text:p text:style-name="P39">&lt;character_ref character_id=""&gt;&lt;/character_ref&gt;</text:p>
      <text:p text:style-name="P78"><text:span text:style-name="T129">Same as a message ref, but pointing to the character in question and its </text:span><text:span text:style-name="T158">root</text:span><text:span text:style-name="T129"> message. </text:span><text:span text:style-name="T89">A character_ref encloses the entire conversation with the character</text:span><text:span text:style-name="T129">.</text:span></text:p>
      <text:p text:style-name="P4"/>
      <text:p text:style-name="P31">&lt;show/&gt;</text:p>
      <text:p text:style-name="P31">A show tag inside a condition (or flag, or notflag) tag inside a <text:span text:style-name="T94">message or </text:span>response tag ensures that the <text:span text:style-name="T94">message or</text:span> response is only shown when the condition / flag / notflag tag containing the show tag has a value of true.</text:p>
      <text:p text:style-name="P31"/>
      <text:p text:style-name="P45">The reason show tags exist is to allow a condition controlling whether the message or response is shown to exist inside of the message / response itself, instead of wrapping the message / response. This ensures that message / response refs do not need to be enclosed in condition tags themselves in order to properly reference a message / response <text:span text:style-name="T96">that only appears under certain conditions</text:span>.</text:p>
      <text:p text:style-name="P31"/>
      <text:p text:style-name="P31">&lt;hide/&gt;</text:p>
      <text:p text:style-name="P31">Same as a show tag, but ensures that the <text:span text:style-name="T94">message or</text:span> response is inaccessible when the condition / flag / notflag tag containing the hide tag has a value of true.</text:p>
      <text:p text:style-name="P4"/>
      <text:p text:style-name="P34">&lt;<text:span text:style-name="T94">said</text:span> id_prepend="" <text:span text:style-name="T94">target_</text:span>id=""&gt;<text:span text:style-name="T77">&lt;/responded&gt;</text:span></text:p>
      <text:p text:style-name="P35">A condition tag that returns true only when the <text:span text:style-name="T98">message or</text:span> response with the specified id has been <text:span text:style-name="T98">said</text:span>. This is syntatic sugar for &lt;flag id="<text:span text:style-name="T99">said</text:span>_[<text:span text:style-name="T100">message_or_</text:span>response_id]"&gt;&lt;/flag&gt; and benefits from the id_prepend feature, <text:span text:style-name="T104">prepending the tags that enclose the said tag to the target id,</text:span> which is why it should <text:span text:style-name="T106">only</text:span> be used for <text:span text:style-name="T103">messages and responses produced</text:span> within the same conversation <text:span text:style-name="T103">as the content of the said tag</text:span>.</text:p>
      <text:p text:style-name="P35"/>
      <text:p text:style-name="P32"><text:span text:style-name="T76">Id_p</text:span>repend applies the same way as it does in message tags. It is set to "full" by default.</text:p>
      <text:p text:style-name="P35"/>
      <text:p text:style-name="P35">&lt;not_<text:span text:style-name="T103">said</text:span> id_prepend="" response_id=""&gt;&lt;/not_responded&gt;</text:p>
      <text:p text:style-name="P35">A <text:span text:style-name="T105">c</text:span>ondition tag that returns true only when the <text:span text:style-name="T105">message or </text:span>response with the specified id has not been <text:span text:style-name="T105">said</text:span>. <text:span text:style-name="T78">Otherwise the same as the said tag.</text:span></text:p>
      <text:p text:style-name="P35"/>
      <text:p text:style-name="P28">&lt;once/&gt;</text:p>
      <text:p text:style-name="P28">A once tag <text:span text:style-name="T73">specifies that the message or response enclosing it can only be stated once, and will not show up again after it is stated. This is syntactic sugar for &lt;responded id=""&gt;&lt;hide/&gt;&lt;/notflag&gt;</text:span></text:p>
      <text:p text:style-name="P5"/>
      <text:p text:style-name="P5"/>
      <text:p text:style-name="P5"/>
      <text:p text:style-name="P37">Action tags:</text:p>
      <text:p text:style-name="P8"/>
      <text:p text:style-name="P31">&lt;<text:span text:style-name="T79">setflag</text:span> id=""&gt;</text:p>
      <text:p text:style-name="P31">Action tag; sets the flag with the specified id.</text:p>
      <text:p text:style-name="P31"/>
      <text:p text:style-name="P33">&lt;<text:span text:style-name="T79">unsetflag</text:span> id=""&gt;</text:p>
      <text:p text:style-name="P33">Action tag; unsets the flag with the specified id.</text:p>
      <text:p text:style-name="P33"/>
      <text:p text:style-name="P37">&lt;<text:span text:style-name="T79">addentry</text:span> entry_id=""&gt;</text:p>
      <text:p text:style-name="P33"/>
      <text:p text:style-name="P33"/>
      <text:p text:style-name="P33"/>
      <text:p text:style-name="P33"/>
      <text:p text:style-name="P33"/>
      <text:p text:style-name="P3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9T21:20:43.593770791</meta:creation-date>
    <meta:generator>LibreOffice/6.4.5.2$Windows_X86_64 LibreOffice_project/a726b36747cf2001e06b58ad5db1aa3a9a1872d6</meta:generator>
    <dc:date>2020-08-13T17:00:08.214000000</dc:date>
    <meta:editing-duration>PT19H43M22S</meta:editing-duration>
    <meta:editing-cycles>393</meta:editing-cycles>
    <meta:document-statistic meta:table-count="0" meta:image-count="0" meta:object-count="0" meta:page-count="9" meta:paragraph-count="186" meta:word-count="3287" meta:character-count="20398" meta:non-whitespace-character-count="17173"/>
  </office:meta>
</office:document-meta>
</file>